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83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0.9693in"/>
    </style:style>
    <style:style style:name="co4" style:family="table-column">
      <style:table-column-properties fo:break-before="auto" style:column-width="0.995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 style:data-style-name="N144">
      <style:table-cell-properties fo:border-bottom="none" fo:border-left="0.74pt solid #000000" fo:border-right="none" fo:border-top="none"/>
    </style:style>
    <style:style style:name="ce3" style:family="table-cell" style:parent-style-name="Default" style:data-style-name="N144">
      <style:table-cell-properties fo:border-bottom="0.74pt solid #000000" fo:border-left="0.74pt solid #000000" fo:border-right="none" fo:border-top="none"/>
    </style:style>
    <style:style style:name="ce4" style:family="table-cell" style:parent-style-name="Default" style:data-style-name="N133">
      <style:table-cell-properties fo:border-bottom="none" fo:border-left="0.74pt solid #000000" fo:border-right="none" fo:border-top="0.74pt solid #000000"/>
    </style:style>
    <style:style style:name="ce5" style:family="table-cell" style:parent-style-name="Default" style:data-style-name="N133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6" style:family="table-cell" style:parent-style-name="Default" style:data-style-name="N133">
      <style:table-cell-properties fo:border-bottom="none" fo:border-left="0.74pt solid #000000" fo:border-right="none" fo:border-top="none"/>
    </style:style>
    <style:style style:name="ce7" style:family="table-cell" style:parent-style-name="Default" style:data-style-name="N133">
      <style:table-cell-properties fo:border-bottom="0.74pt solid #000000" fo:border-left="0.74pt solid #000000" fo:border-right="none" fo:border-top="none"/>
    </style:style>
    <style:style style:name="ce8" style:family="table-cell" style:parent-style-name="Default" style:data-style-name="N130">
      <style:table-cell-properties fo:background-color="#ff0000"/>
    </style:style>
    <style:style style:name="ce9" style:family="table-cell" style:parent-style-name="Default" style:data-style-name="N130"/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 style:data-style-name="N144">
      <style:table-cell-properties fo:border-bottom="none" fo:border-left="none" fo:border-right="0.74pt solid #000000" fo:border-top="none"/>
    </style:style>
    <style:style style:name="ce12" style:family="table-cell" style:parent-style-name="Default" style:data-style-name="N144">
      <style:table-cell-properties fo:border-bottom="0.74pt solid #000000" fo:border-left="none" fo:border-right="0.74pt solid #000000" fo:border-top="none"/>
    </style:style>
    <style:style style:name="ce13" style:family="table-cell" style:parent-style-name="Default" style:data-style-name="N133">
      <style:table-cell-properties fo:border-bottom="none" fo:border-left="none" fo:border-right="none" fo:border-top="0.74pt solid #000000"/>
    </style:style>
    <style:style style:name="ce14" style:family="table-cell" style:parent-style-name="Default" style:data-style-name="N13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33"/>
    <style:style style:name="ce16" style:family="table-cell" style:parent-style-name="Default" style:data-style-name="N133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133">
      <style:table-cell-properties fo:border-bottom="none" fo:border-left="none" fo:border-right="0.74pt solid #000000" fo:border-top="0.74pt solid #000000"/>
    </style:style>
    <style:style style:name="ce18" style:family="table-cell" style:parent-style-name="Default" style:data-style-name="N133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33">
      <style:table-cell-properties fo:border-bottom="none" fo:border-left="none" fo:border-right="0.74pt solid #000000" fo:border-top="none"/>
    </style:style>
    <style:style style:name="ce20" style:family="table-cell" style:parent-style-name="Default" style:data-style-name="N133">
      <style:table-cell-properties fo:border-bottom="0.74pt solid #000000" fo:border-left="none" fo:border-right="0.74pt solid #000000" fo:border-top="none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 style:data-style-name="N133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33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3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33">
      <style:table-cell-properties fo:border="none"/>
    </style:style>
    <style:style style:name="ce26" style:family="table-cell" style:parent-style-name="Default" style:data-style-name="N133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2"/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d7"/>
    </style:style>
    <style:style style:name="ce31" style:family="table-cell" style:parent-style-name="Default" style:data-style-name="N2">
      <style:table-cell-properties fo:background-color="#ffffd7"/>
    </style:style>
    <style:style style:name="ce32" style:family="table-cell" style:parent-style-name="Default" style:data-style-name="N147"/>
    <style:style style:name="ce33" style:family="table-cell" style:parent-style-name="Default" style:data-style-name="N14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47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 style:data-style-name="N147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po2_cal_20260323_005943" table:style-name="ta1">
        <office:forms form:automatic-focus="false" form:apply-design-mode="false"/>
        <table:shapes>
          <draw:frame draw:z-index="0" draw:style-name="gr1" draw:text-style-name="P1" svg:width="6.2988in" svg:height="3.5429in" svg:x="0.1929in" svg:y="1.6059in">
            <draw:object draw:notify-on-update-of-ranges="spo2_cal_20260323_005943.G10:spo2_cal_20260323_005943.G10 spo2_cal_20260323_005943.G11:spo2_cal_20260323_005943.G29 spo2_cal_20260323_005943.H10:spo2_cal_20260323_005943.H10 spo2_cal_20260323_005943.H11:spo2_cal_20260323_005943.H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# SpO2 Calibration — 2026-03-23 00:59: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Model</text:p>
          </table:table-cell>
          <table:table-cell office:value-type="string" calcext:value-type="string">
            <text:p>UpnMed U401-D(01AS-F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LOT</text:p>
          </table:table-cell>
          <table:table-cell office:value-type="float" office:value="202308030190052" calcext:value-type="float">
            <text:p>202308030190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PartNo</text:p>
          </table:table-cell>
          <table:table-cell office:value-type="string" calcext:value-type="string">
            <text:p>(01)06970404880031(10)UBCH0301(11)230803(17)250802(21)202308030190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SimDevice</text:p>
          </table:table-cell>
          <table:table-cell office:value-type="string" calcext:value-type="string">
            <text:p>MS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SimSetting</text:p>
          </table:table-cell>
          <table:table-cell office:value-type="string" calcext:value-type="string">
            <text:p>R-Curve Nellcor</text:p>
          </table:table-cell>
          <table:table-cell office:value-type="string" calcext:value-type="string">
            <text:p><text:s/>100 bp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SpO2LocalCalc: DC_IIR_TAU_S=1.6</text:p>
          </table:table-cell>
          <table:table-cell office:value-type="string" calcext:value-type="string">
            <text:p><text:s/>AC_EMA_TAU_S=1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Firmware defaults: a=104.0</text:p>
          </table:table-cell>
          <table:table-cell office:value-type="string" calcext:value-type="string">
            <text:p><text:s/>b=17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ce22" office:value-type="string" calcext:value-type="string">
            <text:p>X^2</text:p>
          </table:table-cell>
          <table:table-cell table:style-name="ce23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po2_ref</text:p>
          </table:table-cell>
          <table:table-cell office:value-type="string" calcext:value-type="string">
            <text:p>R_fw_mean</text:p>
          </table:table-cell>
          <table:table-cell office:value-type="string" calcext:value-type="string">
            <text:p>R_local_mean</text:p>
          </table:table-cell>
          <table:table-cell/>
          <table:table-cell table:style-name="ce6"/>
          <table:table-cell table:style-name="ce24" table:formula="of:=[.C10]" office:value-type="string" office:string-value="R_fw_mean" calcext:value-type="string">
            <text:p>R_fw_mean</text:p>
          </table:table-cell>
          <table:table-cell table:style-name="ce18" table:formula="of:=[.B10]" office:value-type="string" office:string-value="spo2_ref" calcext:value-type="string">
            <text:p>spo2_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6" calcext:value-type="float">
            <text:p>0.46</text:p>
          </table:table-cell>
          <table:table-cell office:value-type="float" office:value="0.470453" calcext:value-type="float">
            <text:p>0.470453</text:p>
          </table:table-cell>
          <table:table-cell/>
          <table:table-cell table:style-name="ce6" table:formula="of:=[.G11]^2" office:value-type="float" office:value="0.2116" calcext:value-type="float">
            <text:p>0.2116</text:p>
          </table:table-cell>
          <table:table-cell table:style-name="ce25" table:formula="of:=[.C11]" office:value-type="float" office:value="0.46" calcext:value-type="float">
            <text:p>0.4600</text:p>
          </table:table-cell>
          <table:table-cell table:style-name="ce19" table:formula="of:=[.B11]" office:value-type="float" office:value="100" calcext:value-type="float">
            <text:p>100.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46" calcext:value-type="float">
            <text:p>0.46</text:p>
          </table:table-cell>
          <table:table-cell office:value-type="float" office:value="0.469247" calcext:value-type="float">
            <text:p>0.469247</text:p>
          </table:table-cell>
          <table:table-cell/>
          <table:table-cell table:style-name="ce6" table:formula="of:=[.G12]^2" office:value-type="float" office:value="0.2116" calcext:value-type="float">
            <text:p>0.2116</text:p>
          </table:table-cell>
          <table:table-cell table:style-name="ce25" table:formula="of:=[.C12]" office:value-type="float" office:value="0.46" calcext:value-type="float">
            <text:p>0.4600</text:p>
          </table:table-cell>
          <table:table-cell table:style-name="ce19" table:formula="of:=[.B12]" office:value-type="float" office:value="100" calcext:value-type="float">
            <text:p>100.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456215" calcext:value-type="float">
            <text:p>0.456215</text:p>
          </table:table-cell>
          <table:table-cell office:value-type="float" office:value="0.447091" calcext:value-type="float">
            <text:p>0.447091</text:p>
          </table:table-cell>
          <table:table-cell/>
          <table:table-cell table:style-name="ce6" table:formula="of:=[.G13]^2" office:value-type="float" office:value="0.208132126225" calcext:value-type="float">
            <text:p>0.2081</text:p>
          </table:table-cell>
          <table:table-cell table:style-name="ce25" table:formula="of:=[.C13]" office:value-type="float" office:value="0.456215" calcext:value-type="float">
            <text:p>0.4562</text:p>
          </table:table-cell>
          <table:table-cell table:style-name="ce19" table:formula="of:=[.B13]" office:value-type="float" office:value="100" calcext:value-type="float">
            <text:p>100.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0.539044" calcext:value-type="float">
            <text:p>0.539044</text:p>
          </table:table-cell>
          <table:table-cell office:value-type="float" office:value="0.544041" calcext:value-type="float">
            <text:p>0.544041</text:p>
          </table:table-cell>
          <table:table-cell/>
          <table:table-cell table:style-name="ce6" table:formula="of:=[.G14]^2" office:value-type="float" office:value="0.290568433936" calcext:value-type="float">
            <text:p>0.2906</text:p>
          </table:table-cell>
          <table:table-cell table:style-name="ce25" table:formula="of:=[.C14]" office:value-type="float" office:value="0.539044" calcext:value-type="float">
            <text:p>0.5390</text:p>
          </table:table-cell>
          <table:table-cell table:style-name="ce19" table:formula="of:=[.B14]" office:value-type="float" office:value="98" calcext:value-type="float">
            <text:p>98.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0.54564" calcext:value-type="float">
            <text:p>0.54564</text:p>
          </table:table-cell>
          <table:table-cell office:value-type="float" office:value="0.544911" calcext:value-type="float">
            <text:p>0.544911</text:p>
          </table:table-cell>
          <table:table-cell/>
          <table:table-cell table:style-name="ce6" table:formula="of:=[.G15]^2" office:value-type="float" office:value="0.2977230096" calcext:value-type="float">
            <text:p>0.2977</text:p>
          </table:table-cell>
          <table:table-cell table:style-name="ce25" table:formula="of:=[.C15]" office:value-type="float" office:value="0.54564" calcext:value-type="float">
            <text:p>0.5456</text:p>
          </table:table-cell>
          <table:table-cell table:style-name="ce19" table:formula="of:=[.B15]" office:value-type="float" office:value="98" calcext:value-type="float">
            <text:p>98.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0.546215" calcext:value-type="float">
            <text:p>0.546215</text:p>
          </table:table-cell>
          <table:table-cell office:value-type="float" office:value="0.533183" calcext:value-type="float">
            <text:p>0.533183</text:p>
          </table:table-cell>
          <table:table-cell/>
          <table:table-cell table:style-name="ce6" table:formula="of:=[.G16]^2" office:value-type="float" office:value="0.298350826225" calcext:value-type="float">
            <text:p>0.2984</text:p>
          </table:table-cell>
          <table:table-cell table:style-name="ce25" table:formula="of:=[.C16]" office:value-type="float" office:value="0.546215" calcext:value-type="float">
            <text:p>0.5462</text:p>
          </table:table-cell>
          <table:table-cell table:style-name="ce19" table:formula="of:=[.B16]" office:value-type="float" office:value="98" calcext:value-type="float">
            <text:p>98.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0.606255" calcext:value-type="float">
            <text:p>0.606255</text:p>
          </table:table-cell>
          <table:table-cell office:value-type="float" office:value="0.602756" calcext:value-type="float">
            <text:p>0.602756</text:p>
          </table:table-cell>
          <table:table-cell/>
          <table:table-cell table:style-name="ce6" table:formula="of:=[.G17]^2" office:value-type="float" office:value="0.367545125025" calcext:value-type="float">
            <text:p>0.3675</text:p>
          </table:table-cell>
          <table:table-cell table:style-name="ce25" table:formula="of:=[.C17]" office:value-type="float" office:value="0.606255" calcext:value-type="float">
            <text:p>0.6063</text:p>
          </table:table-cell>
          <table:table-cell table:style-name="ce19" table:formula="of:=[.B17]" office:value-type="float" office:value="96" calcext:value-type="float">
            <text:p>96.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0.605538" calcext:value-type="float">
            <text:p>0.605538</text:p>
          </table:table-cell>
          <table:table-cell office:value-type="float" office:value="0.617065" calcext:value-type="float">
            <text:p>0.617065</text:p>
          </table:table-cell>
          <table:table-cell/>
          <table:table-cell table:style-name="ce6" table:formula="of:=[.G18]^2" office:value-type="float" office:value="0.366676269444" calcext:value-type="float">
            <text:p>0.3667</text:p>
          </table:table-cell>
          <table:table-cell table:style-name="ce25" table:formula="of:=[.C18]" office:value-type="float" office:value="0.605538" calcext:value-type="float">
            <text:p>0.6055</text:p>
          </table:table-cell>
          <table:table-cell table:style-name="ce19" table:formula="of:=[.B18]" office:value-type="float" office:value="96" calcext:value-type="float">
            <text:p>96.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0.61" calcext:value-type="float">
            <text:p>0.61</text:p>
          </table:table-cell>
          <table:table-cell office:value-type="float" office:value="0.613285" calcext:value-type="float">
            <text:p>0.613285</text:p>
          </table:table-cell>
          <table:table-cell/>
          <table:table-cell table:style-name="ce6" table:formula="of:=[.G19]^2" office:value-type="float" office:value="0.3721" calcext:value-type="float">
            <text:p>0.3721</text:p>
          </table:table-cell>
          <table:table-cell table:style-name="ce25" table:formula="of:=[.C19]" office:value-type="float" office:value="0.61" calcext:value-type="float">
            <text:p>0.6100</text:p>
          </table:table-cell>
          <table:table-cell table:style-name="ce19" table:formula="of:=[.B19]" office:value-type="float" office:value="96" calcext:value-type="float">
            <text:p>96.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0.67" calcext:value-type="float">
            <text:p>0.67</text:p>
          </table:table-cell>
          <table:table-cell office:value-type="float" office:value="0.673795" calcext:value-type="float">
            <text:p>0.673795</text:p>
          </table:table-cell>
          <table:table-cell/>
          <table:table-cell table:style-name="ce6" table:formula="of:=[.G20]^2" office:value-type="float" office:value="0.4489" calcext:value-type="float">
            <text:p>0.4489</text:p>
          </table:table-cell>
          <table:table-cell table:style-name="ce25" table:formula="of:=[.C20]" office:value-type="float" office:value="0.67" calcext:value-type="float">
            <text:p>0.6700</text:p>
          </table:table-cell>
          <table:table-cell table:style-name="ce19" table:formula="of:=[.B20]" office:value-type="float" office:value="94" calcext:value-type="float">
            <text:p>94.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0.655936" calcext:value-type="float">
            <text:p>0.655936</text:p>
          </table:table-cell>
          <table:table-cell office:value-type="float" office:value="0.670236" calcext:value-type="float">
            <text:p>0.670236</text:p>
          </table:table-cell>
          <table:table-cell/>
          <table:table-cell table:style-name="ce6" table:formula="of:=[.G21]^2" office:value-type="float" office:value="0.430252036096" calcext:value-type="float">
            <text:p>0.4303</text:p>
          </table:table-cell>
          <table:table-cell table:style-name="ce25" table:formula="of:=[.C21]" office:value-type="float" office:value="0.655936" calcext:value-type="float">
            <text:p>0.6559</text:p>
          </table:table-cell>
          <table:table-cell table:style-name="ce19" table:formula="of:=[.B21]" office:value-type="float" office:value="94" calcext:value-type="float">
            <text:p>94.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0.67" calcext:value-type="float">
            <text:p>0.67</text:p>
          </table:table-cell>
          <table:table-cell office:value-type="float" office:value="0.659118" calcext:value-type="float">
            <text:p>0.659118</text:p>
          </table:table-cell>
          <table:table-cell/>
          <table:table-cell table:style-name="ce6" table:formula="of:=[.G22]^2" office:value-type="float" office:value="0.4489" calcext:value-type="float">
            <text:p>0.4489</text:p>
          </table:table-cell>
          <table:table-cell table:style-name="ce25" table:formula="of:=[.C22]" office:value-type="float" office:value="0.67" calcext:value-type="float">
            <text:p>0.6700</text:p>
          </table:table-cell>
          <table:table-cell table:style-name="ce19" table:formula="of:=[.B22]" office:value-type="float" office:value="94" calcext:value-type="float">
            <text:p>94.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0.726693" calcext:value-type="float">
            <text:p>0.726693</text:p>
          </table:table-cell>
          <table:table-cell office:value-type="float" office:value="0.728587" calcext:value-type="float">
            <text:p>0.728587</text:p>
          </table:table-cell>
          <table:table-cell/>
          <table:table-cell table:style-name="ce6" table:formula="of:=[.G23]^2" office:value-type="float" office:value="0.528082716249" calcext:value-type="float">
            <text:p>0.5281</text:p>
          </table:table-cell>
          <table:table-cell table:style-name="ce25" table:formula="of:=[.C23]" office:value-type="float" office:value="0.726693" calcext:value-type="float">
            <text:p>0.7267</text:p>
          </table:table-cell>
          <table:table-cell table:style-name="ce19" table:formula="of:=[.B23]" office:value-type="float" office:value="92" calcext:value-type="float">
            <text:p>92.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0.729681" calcext:value-type="float">
            <text:p>0.729681</text:p>
          </table:table-cell>
          <table:table-cell office:value-type="float" office:value="0.722814" calcext:value-type="float">
            <text:p>0.722814</text:p>
          </table:table-cell>
          <table:table-cell/>
          <table:table-cell table:style-name="ce6" table:formula="of:=[.G24]^2" office:value-type="float" office:value="0.532434361761" calcext:value-type="float">
            <text:p>0.5324</text:p>
          </table:table-cell>
          <table:table-cell table:style-name="ce25" table:formula="of:=[.C24]" office:value-type="float" office:value="0.729681" calcext:value-type="float">
            <text:p>0.7297</text:p>
          </table:table-cell>
          <table:table-cell table:style-name="ce19" table:formula="of:=[.B24]" office:value-type="float" office:value="92" calcext:value-type="float">
            <text:p>92.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0.729801" calcext:value-type="float">
            <text:p>0.729801</text:p>
          </table:table-cell>
          <table:table-cell office:value-type="float" office:value="0.741495" calcext:value-type="float">
            <text:p>0.741495</text:p>
          </table:table-cell>
          <table:table-cell/>
          <table:table-cell table:style-name="ce6" table:formula="of:=[.G25]^2" office:value-type="float" office:value="0.532609499601" calcext:value-type="float">
            <text:p>0.5326</text:p>
          </table:table-cell>
          <table:table-cell table:style-name="ce25" table:formula="of:=[.C25]" office:value-type="float" office:value="0.729801" calcext:value-type="float">
            <text:p>0.7298</text:p>
          </table:table-cell>
          <table:table-cell table:style-name="ce19" table:formula="of:=[.B25]" office:value-type="float" office:value="92" calcext:value-type="float">
            <text:p>92.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.77444" calcext:value-type="float">
            <text:p>0.77444</text:p>
          </table:table-cell>
          <table:table-cell office:value-type="float" office:value="0.797545" calcext:value-type="float">
            <text:p>0.797545</text:p>
          </table:table-cell>
          <table:table-cell/>
          <table:table-cell table:style-name="ce6" table:formula="of:=[.G26]^2" office:value-type="float" office:value="0.5997573136" calcext:value-type="float">
            <text:p>0.5998</text:p>
          </table:table-cell>
          <table:table-cell table:style-name="ce25" table:formula="of:=[.C26]" office:value-type="float" office:value="0.77444" calcext:value-type="float">
            <text:p>0.7744</text:p>
          </table:table-cell>
          <table:table-cell table:style-name="ce19" table:formula="of:=[.B26]" office:value-type="float" office:value="90" calcext:value-type="float">
            <text:p>90.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.77444" calcext:value-type="float">
            <text:p>0.77444</text:p>
          </table:table-cell>
          <table:table-cell office:value-type="float" office:value="0.797545" calcext:value-type="float">
            <text:p>0.797545</text:p>
          </table:table-cell>
          <table:table-cell/>
          <table:table-cell table:style-name="ce6" table:formula="of:=[.G27]^2" office:value-type="float" office:value="0.5997573136" calcext:value-type="float">
            <text:p>0.5998</text:p>
          </table:table-cell>
          <table:table-cell table:style-name="ce25" table:formula="of:=[.C27]" office:value-type="float" office:value="0.77444" calcext:value-type="float">
            <text:p>0.7744</text:p>
          </table:table-cell>
          <table:table-cell table:style-name="ce19" table:formula="of:=[.B27]" office:value-type="float" office:value="90" calcext:value-type="float">
            <text:p>90.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0.778088" calcext:value-type="float">
            <text:p>0.778088</text:p>
          </table:table-cell>
          <table:table-cell office:value-type="float" office:value="0.786355" calcext:value-type="float">
            <text:p>0.786355</text:p>
          </table:table-cell>
          <table:table-cell/>
          <table:table-cell table:style-name="ce6" table:formula="of:=[.G28]^2" office:value-type="float" office:value="0.605420935744" calcext:value-type="float">
            <text:p>0.6054</text:p>
          </table:table-cell>
          <table:table-cell table:style-name="ce25" table:formula="of:=[.C28]" office:value-type="float" office:value="0.778088" calcext:value-type="float">
            <text:p>0.7781</text:p>
          </table:table-cell>
          <table:table-cell table:style-name="ce19" table:formula="of:=[.B28]" office:value-type="float" office:value="90" calcext:value-type="float">
            <text:p>90.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0.77584" calcext:value-type="float">
            <text:p>0.77584</text:p>
          </table:table-cell>
          <table:table-cell office:value-type="float" office:value="0.771744" calcext:value-type="float">
            <text:p>0.771744</text:p>
          </table:table-cell>
          <table:table-cell/>
          <table:table-cell table:style-name="ce7" table:formula="of:=[.G29]^2" office:value-type="float" office:value="0.6019277056" calcext:value-type="float">
            <text:p>0.6019</text:p>
          </table:table-cell>
          <table:table-cell table:style-name="ce16" table:formula="of:=[.C29]" office:value-type="float" office:value="0.77584" calcext:value-type="float">
            <text:p>0.7758</text:p>
          </table:table-cell>
          <table:table-cell table:style-name="ce20" table:formula="of:=[.B29]" office:value-type="float" office:value="90" calcext:value-type="float">
            <text:p>90.0000</text:p>
          </table:table-cell>
        </table:table-row>
        <table:table-row table:style-name="ro1">
          <table:table-cell office:value-type="string" calcext:value-type="string">
            <text:p># Regression: a <text:s/>= <text:s/>115.0260</text:p>
          </table:table-cell>
          <table:table-cell office:value-type="string" calcext:value-type="string">
            <text:p><text:s/>b <text:s/>= <text:s/>31.8226</text:p>
          </table:table-cell>
          <table:table-cell office:value-type="string" calcext:value-type="string">
            <text:p><text:s/>R² <text:s/>= <text:s/>0.992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NEAR REGRE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style-name="ce8" table:formula="of:=INTERCEPT([.$H$11:.$H$29];[.$G$11:.$G$29])" office:value-type="float" office:value="115.025962540733" calcext:value-type="float">
            <text:p>115.02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style-name="ce8" table:formula="of:=SLOPE([.$H$11:.$H$29];[.$G$11:.$G$29])" office:value-type="float" office:value="-31.8225875354263" calcext:value-type="float">
            <text:p>-31.8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table:style-name="ce9" table:formula="of:=CORREL([.$H$11:.$H$29];[.$G$11:.$G$29])" office:value-type="float" office:value="-0.996025444729504" calcext:value-type="float">
            <text:p>-0.996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LINEST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2" table:number-matrix-columns-spanned="2" table:number-matrix-rows-spanned="2" table:formula="of:=LINEST([.H11:.H29];[.G11:.G29];1;1)" office:value-type="float" office:value="-31.8225875354263" calcext:value-type="float">
            <text:p>-31.82259</text:p>
          </table:table-cell>
          <table:table-cell table:style-name="ce11" office:value-type="float" office:value="115.025962540733" calcext:value-type="float">
            <text:p>115.02596</text:p>
          </table:table-cell>
          <table:table-cell table:number-columns-repeated="6"/>
        </table:table-row>
        <table:table-row table:style-name="ro1">
          <table:table-cell table:style-name="ce3" office:value-type="float" office:value="0.690188792653849" calcext:value-type="float">
            <text:p>0.69019</text:p>
          </table:table-cell>
          <table:table-cell table:style-name="ce12" office:value-type="float" office:value="0.446517525009178" calcext:value-type="float">
            <text:p>0.4465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 calcext:value-type="string">
            <text:p>LINEST CUADRATICA</text:p>
          </table:table-cell>
          <table:table-cell table:style-name="ce13"/>
          <table:table-cell table:style-name="ce17"/>
          <table:table-cell table:number-columns-repeated="5"/>
        </table:table-row>
        <table:table-row table:style-name="ro1">
          <table:table-cell table:style-name="ce5" office:value-type="string" calcext:value-type="string">
            <text:p><text:span text:style-name="T1">a . </text:span><text:span text:style-name="T2">x2</text:span></text:p>
          </table:table-cell>
          <table:table-cell table:style-name="ce14" office:value-type="string" calcext:value-type="string">
            <text:p>b<text:span text:style-name="T2"> . x</text:span></text:p>
          </table:table-cell>
          <table:table-cell table:style-name="ce18" office:value-type="string" calcext:value-type="string">
            <text:p>c</text:p>
          </table:table-cell>
          <table:table-cell table:style-name="ce21" office:value-type="string" calcext:value-type="string">
            <text:p>Col1</text:p>
          </table:table-cell>
          <table:table-cell table:style-name="ce21" office:value-type="string" calcext:value-type="string">
            <text:p>Col2</text:p>
          </table:table-cell>
          <table:table-cell table:style-name="ce21" office:value-type="string" calcext:value-type="string">
            <text:p>Col3</text:p>
          </table:table-cell>
          <table:table-cell table:number-columns-repeated="2"/>
        </table:table-row>
        <table:table-row table:style-name="ro1">
          <table:table-cell table:style-name="ce6" table:number-matrix-columns-spanned="3" table:number-matrix-rows-spanned="10" table:formula="of:=LINEST([.H11:.H29];[.F11:.G29];1;1)" office:value-type="float" office:value="1.9368959786445" calcext:value-type="float">
            <text:p>1.9369</text:p>
          </table:table-cell>
          <table:table-cell table:style-name="ce15" office:value-type="float" office:value="-27.1111472347945" calcext:value-type="float">
            <text:p>-27.1111</text:p>
          </table:table-cell>
          <table:table-cell table:style-name="ce19" office:value-type="float" office:value="104.849146138955" calcext:value-type="float">
            <text:p>104.8491</text:p>
          </table:table-cell>
          <table:table-cell table:style-name="ce21" office:value-type="string" calcext:value-type="string">
            <text:p>a (coef X²)</text:p>
          </table:table-cell>
          <table:table-cell table:style-name="ce21" office:value-type="string" calcext:value-type="string">
            <text:p>b (coef X)</text:p>
          </table:table-cell>
          <table:table-cell table:style-name="ce21" office:value-type="string" calcext:value-type="string">
            <text:p>c (intercepto)</text:p>
          </table:table-cell>
          <table:table-cell table:number-columns-repeated="2"/>
        </table:table-row>
        <table:table-row table:style-name="ro1">
          <table:table-cell table:style-name="ce7" office:value-type="float" office:value="4.26279190345617" calcext:value-type="float">
            <text:p>4.2628</text:p>
          </table:table-cell>
          <table:table-cell table:style-name="ce16" office:value-type="float" office:value="3.41364983954464" calcext:value-type="float">
            <text:p>3.4136</text:p>
          </table:table-cell>
          <table:table-cell table:style-name="ce20" office:value-type="float" office:value="1.29801249326555" calcext:value-type="float">
            <text:p>1.2980</text:p>
          </table:table-cell>
          <table:table-cell table:style-name="ce21" office:value-type="string" calcext:value-type="string">
            <text:p>error(a)</text:p>
          </table:table-cell>
          <table:table-cell table:style-name="ce21" office:value-type="string" calcext:value-type="string">
            <text:p>error(b)</text:p>
          </table:table-cell>
          <table:table-cell table:style-name="ce21" office:value-type="string" calcext:value-type="string">
            <text:p>error(c)</text:p>
          </table:table-cell>
          <table:table-cell table:number-columns-repeated="2"/>
        </table:table-row>
        <table:table-row table:style-name="ro1">
          <table:table-cell office:value-type="float" office:value="0.998394778659336" calcext:value-type="float">
            <text:p>0.998394778659336</text:p>
          </table:table-cell>
          <table:table-cell office:value-type="float" office:value="0.153116557259697" calcext:value-type="float">
            <text:p>0.153116557259697</text:p>
          </table:table-cell>
          <table:table-cell office:value-type="string" office:string-value="" calcext:value-type="error">
            <text:p>#N/A</text:p>
          </table:table-cell>
          <table:table-cell table:style-name="ce21" office:value-type="string" calcext:value-type="string">
            <text:p>R²</text:p>
          </table:table-cell>
          <table:table-cell table:style-name="ce21" office:value-type="string" calcext:value-type="string">
            <text:p>error estándar Y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975.73638410029" calcext:value-type="float">
            <text:p>4975.73638410029</text:p>
          </table:table-cell>
          <table:table-cell office:value-type="float" office:value="16" calcext:value-type="float">
            <text:p>16</text:p>
          </table:table-cell>
          <table:table-cell office:value-type="string" office:string-value="" calcext:value-type="error">
            <text:p>#N/A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grados de libertad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33.309095644603" calcext:value-type="float">
            <text:p>233.309095644603</text:p>
          </table:table-cell>
          <table:table-cell office:value-type="float" office:value="0.375114881712994" calcext:value-type="float">
            <text:p>0.375114881712994</text:p>
          </table:table-cell>
          <table:table-cell office:value-type="string" office:string-value="" calcext:value-type="error">
            <text:p>#N/A</text:p>
          </table:table-cell>
          <table:table-cell table:style-name="ce21" office:value-type="string" calcext:value-type="string">
            <text:p>SS_regresión</text:p>
          </table:table-cell>
          <table:table-cell table:style-name="ce21" office:value-type="string" calcext:value-type="string">
            <text:p>SS_residuos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5"/>
        </table:table-row>
      </table:table>
      <table:table table:name="PROTOCENTRAL" table:style-name="ta1">
        <table:shapes>
          <draw:frame draw:z-index="0" draw:style-name="gr1" draw:text-style-name="P1" svg:width="8.5744in" svg:height="4.8228in" draw:transform="skewX (0.00488692190558412) translate (4.49173228346457in 0.909055118110236in)">
            <draw:object draw:notify-on-update-of-ranges="PROTOCENTRAL.B6:PROTOCENTRAL.B6 PROTOCENTRAL.B7:PROTOCENTRAL.B189 PROTOCENTRAL.C6:PROTOCENTRAL.C6 PROTOCENTRAL.C7:PROTOCENTRAL.C189 PROTOCENTRAL.B6:PROTOCENTRAL.B6 PROTOCENTRAL.B7:PROTOCENTRAL.B189 PROTOCENTRAL.D6:PROTOCENTRAL.D6 PROTOCENTRAL.D7:PROTOCENTRAL.D18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5.3268in" svg:y="8.0874in">
            <draw:object draw:notify-on-update-of-ranges="PROTOCENTRAL.E46:PROTOCENTRAL.E46 PROTOCENTRAL.E47:PROTOCENTRAL.E10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27"/>
        <table:table-column table:style-name="co5" table:default-cell-style-name="Default"/>
        <table:table-column table:style-name="co6" table:default-cell-style-name="Default"/>
        <table:table-column table:style-name="co5" table:default-cell-style-name="ce27"/>
        <table:table-column table:style-name="co5" table:default-cell-style-name="ce32"/>
        <table:table-column table:style-name="co5" table:number-columns-repeated="16379"/>
        <table:table-row table:style-name="ro1">
          <table:table-cell table:number-columns-repeated="5"/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Source: variable uch_spo2_table[184] de <text:a xlink:href="https://github.com/Protocentral/protocentral-afe4490-arduino/blob/main/src/Protocentral_spo2_algorithm.cpp" xlink:type="simple">https://github.com/Protocentral/protocentral-afe4490-arduino/blob/main/src/Protocentral_spo2_algorithm.cpp</text:a></text:p>
          </table:table-cell>
          <table:table-cell table:number-columns-repeated="3"/>
          <table:table-cell table:style-name="Default" table:number-columns-repeated="16379"/>
        </table:table-row>
        <table:table-row table:style-name="ro1" table:number-rows-repeated="2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3"/>
          <table:table-cell table:style-name="ce28"/>
          <table:table-cell table:style-name="ce33"/>
          <table:table-cell table:style-name="ce29" table:number-columns-repeated="16379"/>
        </table:table-row>
        <table:table-row table:style-name="ro1">
          <table:table-cell table:style-name="ce28" office:value-type="string" calcext:value-type="string">
            <text:p>R</text:p>
          </table:table-cell>
          <table:table-cell table:style-name="ce29" office:value-type="string" calcext:value-type="string">
            <text:p>R*100</text:p>
          </table:table-cell>
          <table:table-cell table:style-name="ce29" office:value-type="string" calcext:value-type="string">
            <text:p>SpO2 PROTOCENTRAL</text:p>
          </table:table-cell>
          <table:table-cell table:style-name="ce28" office:value-type="string" calcext:value-type="string">
            <text:p>SpO2 MOW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7]/10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R_a+R_b*[.A7]" office:value-type="float" office:value="115.025962540733" calcext:value-type="float">
            <text:p>115.03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8]/100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R_a+R_b*[.A8]" office:value-type="float" office:value="114.707736665379" calcext:value-type="float">
            <text:p>114.71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9]/100"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R_a+R_b*[.A9]" office:value-type="float" office:value="114.389510790024" calcext:value-type="float">
            <text:p>114.39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0]/100"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formula="of:=R_a+R_b*[.A10]" office:value-type="float" office:value="114.07128491467" calcext:value-type="float">
            <text:p>114.07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1]/100"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R_a+R_b*[.A11]" office:value-type="float" office:value="113.753059039316" calcext:value-type="float">
            <text:p>113.75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2]/100"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R_a+R_b*[.A12]" office:value-type="float" office:value="113.434833163961" calcext:value-type="float">
            <text:p>113.43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3]/100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formula="of:=R_a+R_b*[.A13]" office:value-type="float" office:value="113.116607288607" calcext:value-type="float">
            <text:p>113.12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4]/100"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formula="of:=R_a+R_b*[.A14]" office:value-type="float" office:value="112.798381413253" calcext:value-type="float">
            <text:p>112.80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5]/100"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formula="of:=R_a+R_b*[.A15]" office:value-type="float" office:value="112.480155537899" calcext:value-type="float">
            <text:p>112.48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6]/100" office:value-type="float" office:value="0.09" calcext:value-type="float">
            <text:p>0.09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table:formula="of:=R_a+R_b*[.A16]" office:value-type="float" office:value="112.161929662544" calcext:value-type="float">
            <text:p>112.16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7]/100" office:value-type="float" office:value="0.1" calcext:value-type="float">
            <text:p>0.10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formula="of:=R_a+R_b*[.A17]" office:value-type="float" office:value="111.84370378719" calcext:value-type="float">
            <text:p>111.84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8]/100" office:value-type="float" office:value="0.11" calcext:value-type="float">
            <text:p>0.11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table:formula="of:=R_a+R_b*[.A18]" office:value-type="float" office:value="111.525477911836" calcext:value-type="float">
            <text:p>111.53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9]/100"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table:formula="of:=R_a+R_b*[.A19]" office:value-type="float" office:value="111.207252036482" calcext:value-type="float">
            <text:p>111.21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20]/100" office:value-type="float" office:value="0.13" calcext:value-type="float">
            <text:p>0.13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table:formula="of:=R_a+R_b*[.A20]" office:value-type="float" office:value="110.889026161127" calcext:value-type="float">
            <text:p>110.89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21]/100" office:value-type="float" office:value="0.14" calcext:value-type="float">
            <text:p>0.14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formula="of:=R_a+R_b*[.A21]" office:value-type="float" office:value="110.570800285773" calcext:value-type="float">
            <text:p>110.57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22]/100" office:value-type="float" office:value="0.15" calcext:value-type="float">
            <text:p>0.1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table:formula="of:=R_a+R_b*[.A22]" office:value-type="float" office:value="110.252574410419" calcext:value-type="float">
            <text:p>110.25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23]/100" office:value-type="float" office:value="0.16" calcext:value-type="float">
            <text:p>0.16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formula="of:=R_a+R_b*[.A23]" office:value-type="float" office:value="109.934348535065" calcext:value-type="float">
            <text:p>109.93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24]/100" office:value-type="float" office:value="0.17" calcext:value-type="float">
            <text:p>0.17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table:formula="of:=R_a+R_b*[.A24]" office:value-type="float" office:value="109.61612265971" calcext:value-type="float">
            <text:p>109.62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25]/100" office:value-type="float" office:value="0.18" calcext:value-type="float">
            <text:p>0.18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table:formula="of:=R_a+R_b*[.A25]" office:value-type="float" office:value="109.297896784356" calcext:value-type="float">
            <text:p>109.30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26]/100"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table:formula="of:=R_a+R_b*[.A26]" office:value-type="float" office:value="108.979670909002" calcext:value-type="float">
            <text:p>108.98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27]/100" office:value-type="float" office:value="0.2" calcext:value-type="float">
            <text:p>0.2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formula="of:=R_a+R_b*[.A27]" office:value-type="float" office:value="108.661445033648" calcext:value-type="float">
            <text:p>108.66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28]/100" office:value-type="float" office:value="0.21" calcext:value-type="float">
            <text:p>0.21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table:formula="of:=R_a+R_b*[.A28]" office:value-type="float" office:value="108.343219158293" calcext:value-type="float">
            <text:p>108.34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29]/100" office:value-type="float" office:value="0.22" calcext:value-type="float">
            <text:p>0.22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table:formula="of:=R_a+R_b*[.A29]" office:value-type="float" office:value="108.024993282939" calcext:value-type="float">
            <text:p>108.02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30]/100" office:value-type="float" office:value="0.23" calcext:value-type="float">
            <text:p>0.23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table:formula="of:=R_a+R_b*[.A30]" office:value-type="float" office:value="107.706767407585" calcext:value-type="float">
            <text:p>107.71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31]/100"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formula="of:=R_a+R_b*[.A31]" office:value-type="float" office:value="107.38854153223" calcext:value-type="float">
            <text:p>107.39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32]/100"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R_a+R_b*[.A32]" office:value-type="float" office:value="107.070315656876" calcext:value-type="float">
            <text:p>107.07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33]/100" office:value-type="float" office:value="0.26" calcext:value-type="float">
            <text:p>0.26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formula="of:=R_a+R_b*[.A33]" office:value-type="float" office:value="106.752089781522" calcext:value-type="float">
            <text:p>106.75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34]/100" office:value-type="float" office:value="0.27" calcext:value-type="float">
            <text:p>0.27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formula="of:=R_a+R_b*[.A34]" office:value-type="float" office:value="106.433863906168" calcext:value-type="float">
            <text:p>106.43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35]/100" office:value-type="float" office:value="0.28" calcext:value-type="float">
            <text:p>0.2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formula="of:=R_a+R_b*[.A35]" office:value-type="float" office:value="106.115638030813" calcext:value-type="float">
            <text:p>106.12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36]/100" office:value-type="float" office:value="0.29" calcext:value-type="float">
            <text:p>0.29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formula="of:=R_a+R_b*[.A36]" office:value-type="float" office:value="105.797412155459" calcext:value-type="float">
            <text:p>105.80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37]/100" office:value-type="float" office:value="0.3" calcext:value-type="float">
            <text:p>0.3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R_a+R_b*[.A37]" office:value-type="float" office:value="105.479186280105" calcext:value-type="float">
            <text:p>105.48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38]/100" office:value-type="float" office:value="0.31" calcext:value-type="float">
            <text:p>0.31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R_a+R_b*[.A38]" office:value-type="float" office:value="105.160960404751" calcext:value-type="float">
            <text:p>105.16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39]/100" office:value-type="float" office:value="0.32" calcext:value-type="float">
            <text:p>0.32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formula="of:=R_a+R_b*[.A39]" office:value-type="float" office:value="104.842734529396" calcext:value-type="float">
            <text:p>104.84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40]/100" office:value-type="float" office:value="0.33" calcext:value-type="float">
            <text:p>0.33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R_a+R_b*[.A40]" office:value-type="float" office:value="104.524508654042" calcext:value-type="float">
            <text:p>104.52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41]/100" office:value-type="float" office:value="0.34" calcext:value-type="float">
            <text:p>0.34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formula="of:=R_a+R_b*[.A41]" office:value-type="float" office:value="104.206282778688" calcext:value-type="float">
            <text:p>104.21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42]/100" office:value-type="float" office:value="0.35" calcext:value-type="float">
            <text:p>0.3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R_a+R_b*[.A42]" office:value-type="float" office:value="103.888056903334" calcext:value-type="float">
            <text:p>103.89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43]/100" office:value-type="float" office:value="0.36" calcext:value-type="float">
            <text:p>0.3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formula="of:=R_a+R_b*[.A43]" office:value-type="float" office:value="103.569831027979" calcext:value-type="float">
            <text:p>103.57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44]/100" office:value-type="float" office:value="0.37" calcext:value-type="float">
            <text:p>0.37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formula="of:=R_a+R_b*[.A44]" office:value-type="float" office:value="103.251605152625" calcext:value-type="float">
            <text:p>103.25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45]/100" office:value-type="float" office:value="0.38" calcext:value-type="float">
            <text:p>0.38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formula="of:=R_a+R_b*[.A45]" office:value-type="float" office:value="102.933379277271" calcext:value-type="float">
            <text:p>102.93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46]/100" office:value-type="float" office:value="0.39" calcext:value-type="float">
            <text:p>0.39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formula="of:=R_a+R_b*[.A46]" office:value-type="float" office:value="102.615153401917" calcext:value-type="float">
            <text:p>102.62</text:p>
          </table:table-cell>
          <table:table-cell table:style-name="ce34" office:value-type="string" calcext:value-type="string">
            <text:p>DIFFERENCE</text:p>
          </table:table-cell>
          <table:table-cell table:style-name="Default" table:number-columns-repeated="16379"/>
        </table:table-row>
        <table:table-row table:style-name="ro1">
          <table:table-cell table:formula="of:=[.B47]/100" office:value-type="float" office:value="0.4" calcext:value-type="float">
            <text:p>0.40</text:p>
          </table:table-cell>
          <table:table-cell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style-name="ce31" table:formula="of:=R_a+R_b*[.A47]" office:value-type="float" office:value="102.296927526562" calcext:value-type="float">
            <text:p>102.30</text:p>
          </table:table-cell>
          <table:table-cell table:style-name="ce35" table:formula="of:=[.C47]-IF([.D47]&lt;100;[.D47];100)" office:value-type="float" office:value="0" calcext:value-type="float">
            <text:p>0.0</text:p>
          </table:table-cell>
          <table:table-cell table:style-name="Default" table:number-columns-repeated="16379"/>
        </table:table-row>
        <table:table-row table:style-name="ro1">
          <table:table-cell table:formula="of:=[.B48]/100" office:value-type="float" office:value="0.41" calcext:value-type="float">
            <text:p>0.41</text:p>
          </table:table-cell>
          <table:table-cell office:value-type="float" office:value="41" calcext:value-type="float">
            <text:p>41</text:p>
          </table:table-cell>
          <table:table-cell table:style-name="ce30" office:value-type="float" office:value="100" calcext:value-type="float">
            <text:p>100</text:p>
          </table:table-cell>
          <table:table-cell table:style-name="ce31" table:formula="of:=R_a+R_b*[.A48]" office:value-type="float" office:value="101.978701651208" calcext:value-type="float">
            <text:p>101.98</text:p>
          </table:table-cell>
          <table:table-cell table:style-name="ce35" table:formula="of:=[.C48]-IF([.D48]&lt;100;[.D48];100)" office:value-type="float" office:value="0" calcext:value-type="float">
            <text:p>0.0</text:p>
          </table:table-cell>
          <table:table-cell table:style-name="Default" table:number-columns-repeated="16379"/>
        </table:table-row>
        <table:table-row table:style-name="ro1">
          <table:table-cell table:formula="of:=[.B49]/100" office:value-type="float" office:value="0.42" calcext:value-type="float">
            <text:p>0.42</text:p>
          </table:table-cell>
          <table:table-cell office:value-type="float" office:value="42" calcext:value-type="float">
            <text:p>42</text:p>
          </table:table-cell>
          <table:table-cell table:style-name="ce30" office:value-type="float" office:value="100" calcext:value-type="float">
            <text:p>100</text:p>
          </table:table-cell>
          <table:table-cell table:style-name="ce31" table:formula="of:=R_a+R_b*[.A49]" office:value-type="float" office:value="101.660475775854" calcext:value-type="float">
            <text:p>101.66</text:p>
          </table:table-cell>
          <table:table-cell table:style-name="ce35" table:formula="of:=[.C49]-IF([.D49]&lt;100;[.D49];100)" office:value-type="float" office:value="0" calcext:value-type="float">
            <text:p>0.0</text:p>
          </table:table-cell>
          <table:table-cell table:style-name="Default" table:number-columns-repeated="16379"/>
        </table:table-row>
        <table:table-row table:style-name="ro1">
          <table:table-cell table:formula="of:=[.B50]/100" office:value-type="float" office:value="0.43" calcext:value-type="float">
            <text:p>0.43</text:p>
          </table:table-cell>
          <table:table-cell office:value-type="float" office:value="43" calcext:value-type="float">
            <text:p>43</text:p>
          </table:table-cell>
          <table:table-cell table:style-name="ce30" office:value-type="float" office:value="100" calcext:value-type="float">
            <text:p>100</text:p>
          </table:table-cell>
          <table:table-cell table:style-name="ce31" table:formula="of:=R_a+R_b*[.A50]" office:value-type="float" office:value="101.342249900499" calcext:value-type="float">
            <text:p>101.34</text:p>
          </table:table-cell>
          <table:table-cell table:style-name="ce35" table:formula="of:=[.C50]-IF([.D50]&lt;100;[.D50];100)" office:value-type="float" office:value="0" calcext:value-type="float">
            <text:p>0.0</text:p>
          </table:table-cell>
          <table:table-cell table:style-name="Default" table:number-columns-repeated="16379"/>
        </table:table-row>
        <table:table-row table:style-name="ro1">
          <table:table-cell table:formula="of:=[.B51]/100" office:value-type="float" office:value="0.44" calcext:value-type="float">
            <text:p>0.44</text:p>
          </table:table-cell>
          <table:table-cell office:value-type="float" office:value="44" calcext:value-type="float">
            <text:p>44</text:p>
          </table:table-cell>
          <table:table-cell table:style-name="ce30" office:value-type="float" office:value="99" calcext:value-type="float">
            <text:p>99</text:p>
          </table:table-cell>
          <table:table-cell table:style-name="ce31" table:formula="of:=R_a+R_b*[.A51]" office:value-type="float" office:value="101.024024025145" calcext:value-type="float">
            <text:p>101.02</text:p>
          </table:table-cell>
          <table:table-cell table:style-name="ce35" table:formula="of:=[.C51]-IF([.D51]&lt;100;[.D51];100)" office:value-type="float" office:value="-1" calcext:value-type="float">
            <text:p>-1.0</text:p>
          </table:table-cell>
          <table:table-cell table:style-name="Default" table:number-columns-repeated="16379"/>
        </table:table-row>
        <table:table-row table:style-name="ro1">
          <table:table-cell table:formula="of:=[.B52]/100" office:value-type="float" office:value="0.45" calcext:value-type="float">
            <text:p>0.45</text:p>
          </table:table-cell>
          <table:table-cell office:value-type="float" office:value="45" calcext:value-type="float">
            <text:p>45</text:p>
          </table:table-cell>
          <table:table-cell table:style-name="ce30" office:value-type="float" office:value="99" calcext:value-type="float">
            <text:p>99</text:p>
          </table:table-cell>
          <table:table-cell table:style-name="ce31" table:formula="of:=R_a+R_b*[.A52]" office:value-type="float" office:value="100.705798149791" calcext:value-type="float">
            <text:p>100.71</text:p>
          </table:table-cell>
          <table:table-cell table:style-name="ce35" table:formula="of:=[.C52]-IF([.D52]&lt;100;[.D52];100)" office:value-type="float" office:value="-1" calcext:value-type="float">
            <text:p>-1.0</text:p>
          </table:table-cell>
          <table:table-cell table:style-name="Default" table:number-columns-repeated="16379"/>
        </table:table-row>
        <table:table-row table:style-name="ro1">
          <table:table-cell table:formula="of:=[.B53]/100" office:value-type="float" office:value="0.46" calcext:value-type="float">
            <text:p>0.46</text:p>
          </table:table-cell>
          <table:table-cell office:value-type="float" office:value="46" calcext:value-type="float">
            <text:p>46</text:p>
          </table:table-cell>
          <table:table-cell table:style-name="ce30" office:value-type="float" office:value="99" calcext:value-type="float">
            <text:p>99</text:p>
          </table:table-cell>
          <table:table-cell table:style-name="ce31" table:formula="of:=R_a+R_b*[.A53]" office:value-type="float" office:value="100.387572274437" calcext:value-type="float">
            <text:p>100.39</text:p>
          </table:table-cell>
          <table:table-cell table:style-name="ce35" table:formula="of:=[.C53]-IF([.D53]&lt;100;[.D53];100)" office:value-type="float" office:value="-1" calcext:value-type="float">
            <text:p>-1.0</text:p>
          </table:table-cell>
          <table:table-cell table:style-name="Default" table:number-columns-repeated="16379"/>
        </table:table-row>
        <table:table-row table:style-name="ro1">
          <table:table-cell table:formula="of:=[.B54]/100" office:value-type="float" office:value="0.47" calcext:value-type="float">
            <text:p>0.47</text:p>
          </table:table-cell>
          <table:table-cell office:value-type="float" office:value="47" calcext:value-type="float">
            <text:p>47</text:p>
          </table:table-cell>
          <table:table-cell table:style-name="ce30" office:value-type="float" office:value="99" calcext:value-type="float">
            <text:p>99</text:p>
          </table:table-cell>
          <table:table-cell table:style-name="ce31" table:formula="of:=R_a+R_b*[.A54]" office:value-type="float" office:value="100.069346399082" calcext:value-type="float">
            <text:p>100.07</text:p>
          </table:table-cell>
          <table:table-cell table:style-name="ce35" table:formula="of:=[.C54]-IF([.D54]&lt;100;[.D54];100)" office:value-type="float" office:value="-1" calcext:value-type="float">
            <text:p>-1.0</text:p>
          </table:table-cell>
          <table:table-cell table:style-name="Default" table:number-columns-repeated="16379"/>
        </table:table-row>
        <table:table-row table:style-name="ro1">
          <table:table-cell table:formula="of:=[.B55]/100" office:value-type="float" office:value="0.48" calcext:value-type="float">
            <text:p>0.48</text:p>
          </table:table-cell>
          <table:table-cell office:value-type="float" office:value="48" calcext:value-type="float">
            <text:p>48</text:p>
          </table:table-cell>
          <table:table-cell table:style-name="ce30" office:value-type="float" office:value="99" calcext:value-type="float">
            <text:p>99</text:p>
          </table:table-cell>
          <table:table-cell table:style-name="ce31" table:formula="of:=R_a+R_b*[.A55]" office:value-type="float" office:value="99.7511205237282" calcext:value-type="float">
            <text:p>99.75</text:p>
          </table:table-cell>
          <table:table-cell table:style-name="ce35" table:formula="of:=[.C55]-IF([.D55]&lt;100;[.D55];100)" office:value-type="float" office:value="-0.751120523728176" calcext:value-type="float">
            <text:p>-0.8</text:p>
          </table:table-cell>
          <table:table-cell table:style-name="Default" table:number-columns-repeated="16379"/>
        </table:table-row>
        <table:table-row table:style-name="ro1">
          <table:table-cell table:formula="of:=[.B56]/100" office:value-type="float" office:value="0.49" calcext:value-type="float">
            <text:p>0.49</text:p>
          </table:table-cell>
          <table:table-cell office:value-type="float" office:value="49" calcext:value-type="float">
            <text:p>49</text:p>
          </table:table-cell>
          <table:table-cell table:style-name="ce30" office:value-type="float" office:value="99" calcext:value-type="float">
            <text:p>99</text:p>
          </table:table-cell>
          <table:table-cell table:style-name="ce31" table:formula="of:=R_a+R_b*[.A56]" office:value-type="float" office:value="99.4328946483739" calcext:value-type="float">
            <text:p>99.43</text:p>
          </table:table-cell>
          <table:table-cell table:style-name="ce35" table:formula="of:=[.C56]-IF([.D56]&lt;100;[.D56];100)" office:value-type="float" office:value="-0.432894648373917" calcext:value-type="float">
            <text:p>-0.4</text:p>
          </table:table-cell>
          <table:table-cell table:style-name="Default" table:number-columns-repeated="16379"/>
        </table:table-row>
        <table:table-row table:style-name="ro1">
          <table:table-cell table:formula="of:=[.B57]/100" office:value-type="float" office:value="0.5" calcext:value-type="float">
            <text:p>0.50</text:p>
          </table:table-cell>
          <table:table-cell office:value-type="float" office:value="50" calcext:value-type="float">
            <text:p>50</text:p>
          </table:table-cell>
          <table:table-cell table:style-name="ce30" office:value-type="float" office:value="99" calcext:value-type="float">
            <text:p>99</text:p>
          </table:table-cell>
          <table:table-cell table:style-name="ce31" table:formula="of:=R_a+R_b*[.A57]" office:value-type="float" office:value="99.1146687730196" calcext:value-type="float">
            <text:p>99.11</text:p>
          </table:table-cell>
          <table:table-cell table:style-name="ce35" table:formula="of:=[.C57]-IF([.D57]&lt;100;[.D57];100)" office:value-type="float" office:value="-0.114668773019645" calcext:value-type="float">
            <text:p>-0.1</text:p>
          </table:table-cell>
          <table:table-cell table:style-name="Default" table:number-columns-repeated="16379"/>
        </table:table-row>
        <table:table-row table:style-name="ro1">
          <table:table-cell table:formula="of:=[.B58]/100" office:value-type="float" office:value="0.51" calcext:value-type="float">
            <text:p>0.51</text:p>
          </table:table-cell>
          <table:table-cell office:value-type="float" office:value="51" calcext:value-type="float">
            <text:p>51</text:p>
          </table:table-cell>
          <table:table-cell table:style-name="ce30" office:value-type="float" office:value="99" calcext:value-type="float">
            <text:p>99</text:p>
          </table:table-cell>
          <table:table-cell table:style-name="ce31" table:formula="of:=R_a+R_b*[.A58]" office:value-type="float" office:value="98.7964428976654" calcext:value-type="float">
            <text:p>98.80</text:p>
          </table:table-cell>
          <table:table-cell table:style-name="ce35" table:formula="of:=[.C58]-IF([.D58]&lt;100;[.D58];100)" office:value-type="float" office:value="0.203557102334614" calcext:value-type="float">
            <text:p>0.2</text:p>
          </table:table-cell>
          <table:table-cell table:style-name="Default" table:number-columns-repeated="16379"/>
        </table:table-row>
        <table:table-row table:style-name="ro1">
          <table:table-cell table:formula="of:=[.B59]/100" office:value-type="float" office:value="0.52" calcext:value-type="float">
            <text:p>0.52</text:p>
          </table:table-cell>
          <table:table-cell office:value-type="float" office:value="52" calcext:value-type="float">
            <text:p>52</text:p>
          </table:table-cell>
          <table:table-cell table:style-name="ce30" office:value-type="float" office:value="98" calcext:value-type="float">
            <text:p>98</text:p>
          </table:table-cell>
          <table:table-cell table:style-name="ce31" table:formula="of:=R_a+R_b*[.A59]" office:value-type="float" office:value="98.4782170223111" calcext:value-type="float">
            <text:p>98.48</text:p>
          </table:table-cell>
          <table:table-cell table:style-name="ce35" table:formula="of:=[.C59]-IF([.D59]&lt;100;[.D59];100)" office:value-type="float" office:value="-0.478217022311128" calcext:value-type="float">
            <text:p>-0.5</text:p>
          </table:table-cell>
          <table:table-cell table:style-name="Default" table:number-columns-repeated="16379"/>
        </table:table-row>
        <table:table-row table:style-name="ro1">
          <table:table-cell table:formula="of:=[.B60]/100" office:value-type="float" office:value="0.53" calcext:value-type="float">
            <text:p>0.53</text:p>
          </table:table-cell>
          <table:table-cell office:value-type="float" office:value="53" calcext:value-type="float">
            <text:p>53</text:p>
          </table:table-cell>
          <table:table-cell table:style-name="ce30" office:value-type="float" office:value="98" calcext:value-type="float">
            <text:p>98</text:p>
          </table:table-cell>
          <table:table-cell table:style-name="ce31" table:formula="of:=R_a+R_b*[.A60]" office:value-type="float" office:value="98.1599911469569" calcext:value-type="float">
            <text:p>98.16</text:p>
          </table:table-cell>
          <table:table-cell table:style-name="ce35" table:formula="of:=[.C60]-IF([.D60]&lt;100;[.D60];100)" office:value-type="float" office:value="-0.159991146956855" calcext:value-type="float">
            <text:p>-0.2</text:p>
          </table:table-cell>
          <table:table-cell table:style-name="Default" table:number-columns-repeated="16379"/>
        </table:table-row>
        <table:table-row table:style-name="ro1">
          <table:table-cell table:formula="of:=[.B61]/100" office:value-type="float" office:value="0.54" calcext:value-type="float">
            <text:p>0.54</text:p>
          </table:table-cell>
          <table:table-cell office:value-type="float" office:value="54" calcext:value-type="float">
            <text:p>54</text:p>
          </table:table-cell>
          <table:table-cell table:style-name="ce30" office:value-type="float" office:value="98" calcext:value-type="float">
            <text:p>98</text:p>
          </table:table-cell>
          <table:table-cell table:style-name="ce31" table:formula="of:=R_a+R_b*[.A61]" office:value-type="float" office:value="97.8417652716026" calcext:value-type="float">
            <text:p>97.84</text:p>
          </table:table-cell>
          <table:table-cell table:style-name="ce35" table:formula="of:=[.C61]-IF([.D61]&lt;100;[.D61];100)" office:value-type="float" office:value="0.158234728397403" calcext:value-type="float">
            <text:p>0.2</text:p>
          </table:table-cell>
          <table:table-cell table:style-name="Default" table:number-columns-repeated="16379"/>
        </table:table-row>
        <table:table-row table:style-name="ro1">
          <table:table-cell table:formula="of:=[.B62]/100" office:value-type="float" office:value="0.55" calcext:value-type="float">
            <text:p>0.55</text:p>
          </table:table-cell>
          <table:table-cell office:value-type="float" office:value="55" calcext:value-type="float">
            <text:p>55</text:p>
          </table:table-cell>
          <table:table-cell table:style-name="ce30" office:value-type="float" office:value="98" calcext:value-type="float">
            <text:p>98</text:p>
          </table:table-cell>
          <table:table-cell table:style-name="ce31" table:formula="of:=R_a+R_b*[.A62]" office:value-type="float" office:value="97.5235393962483" calcext:value-type="float">
            <text:p>97.52</text:p>
          </table:table-cell>
          <table:table-cell table:style-name="ce35" table:formula="of:=[.C62]-IF([.D62]&lt;100;[.D62];100)" office:value-type="float" office:value="0.476460603751661" calcext:value-type="float">
            <text:p>0.5</text:p>
          </table:table-cell>
          <table:table-cell table:style-name="Default" table:number-columns-repeated="16379"/>
        </table:table-row>
        <table:table-row table:style-name="ro1">
          <table:table-cell table:formula="of:=[.B63]/100" office:value-type="float" office:value="0.56" calcext:value-type="float">
            <text:p>0.56</text:p>
          </table:table-cell>
          <table:table-cell office:value-type="float" office:value="56" calcext:value-type="float">
            <text:p>56</text:p>
          </table:table-cell>
          <table:table-cell table:style-name="ce30" office:value-type="float" office:value="98" calcext:value-type="float">
            <text:p>98</text:p>
          </table:table-cell>
          <table:table-cell table:style-name="ce31" table:formula="of:=R_a+R_b*[.A63]" office:value-type="float" office:value="97.2053135208941" calcext:value-type="float">
            <text:p>97.21</text:p>
          </table:table-cell>
          <table:table-cell table:style-name="ce35" table:formula="of:=[.C63]-IF([.D63]&lt;100;[.D63];100)" office:value-type="float" office:value="0.794686479105934" calcext:value-type="float">
            <text:p>0.8</text:p>
          </table:table-cell>
          <table:table-cell table:style-name="Default" table:number-columns-repeated="16379"/>
        </table:table-row>
        <table:table-row table:style-name="ro1">
          <table:table-cell table:formula="of:=[.B64]/100" office:value-type="float" office:value="0.57" calcext:value-type="float">
            <text:p>0.57</text:p>
          </table:table-cell>
          <table:table-cell office:value-type="float" office:value="57" calcext:value-type="float">
            <text:p>57</text:p>
          </table:table-cell>
          <table:table-cell table:style-name="ce30" office:value-type="float" office:value="98" calcext:value-type="float">
            <text:p>98</text:p>
          </table:table-cell>
          <table:table-cell table:style-name="ce31" table:formula="of:=R_a+R_b*[.A64]" office:value-type="float" office:value="96.8870876455398" calcext:value-type="float">
            <text:p>96.89</text:p>
          </table:table-cell>
          <table:table-cell table:style-name="ce35" table:formula="of:=[.C64]-IF([.D64]&lt;100;[.D64];100)" office:value-type="float" office:value="1.11291235446019" calcext:value-type="float">
            <text:p>1.1</text:p>
          </table:table-cell>
          <table:table-cell table:style-name="Default" table:number-columns-repeated="16379"/>
        </table:table-row>
        <table:table-row table:style-name="ro1">
          <table:table-cell table:formula="of:=[.B65]/100" office:value-type="float" office:value="0.58" calcext:value-type="float">
            <text:p>0.58</text:p>
          </table:table-cell>
          <table:table-cell office:value-type="float" office:value="58" calcext:value-type="float">
            <text:p>58</text:p>
          </table:table-cell>
          <table:table-cell table:style-name="ce30" office:value-type="float" office:value="97" calcext:value-type="float">
            <text:p>97</text:p>
          </table:table-cell>
          <table:table-cell table:style-name="ce31" table:formula="of:=R_a+R_b*[.A65]" office:value-type="float" office:value="96.5688617701856" calcext:value-type="float">
            <text:p>96.57</text:p>
          </table:table-cell>
          <table:table-cell table:style-name="ce35" table:formula="of:=[.C65]-IF([.D65]&lt;100;[.D65];100)" office:value-type="float" office:value="0.431138229814451" calcext:value-type="float">
            <text:p>0.4</text:p>
          </table:table-cell>
          <table:table-cell table:style-name="Default" table:number-columns-repeated="16379"/>
        </table:table-row>
        <table:table-row table:style-name="ro1">
          <table:table-cell table:formula="of:=[.B66]/100" office:value-type="float" office:value="0.59" calcext:value-type="float">
            <text:p>0.59</text:p>
          </table:table-cell>
          <table:table-cell office:value-type="float" office:value="59" calcext:value-type="float">
            <text:p>59</text:p>
          </table:table-cell>
          <table:table-cell table:style-name="ce30" office:value-type="float" office:value="97" calcext:value-type="float">
            <text:p>97</text:p>
          </table:table-cell>
          <table:table-cell table:style-name="ce31" table:formula="of:=R_a+R_b*[.A66]" office:value-type="float" office:value="96.2506358948313" calcext:value-type="float">
            <text:p>96.25</text:p>
          </table:table-cell>
          <table:table-cell table:style-name="ce35" table:formula="of:=[.C66]-IF([.D66]&lt;100;[.D66];100)" office:value-type="float" office:value="0.749364105168723" calcext:value-type="float">
            <text:p>0.7</text:p>
          </table:table-cell>
          <table:table-cell table:style-name="Default" table:number-columns-repeated="16379"/>
        </table:table-row>
        <table:table-row table:style-name="ro1">
          <table:table-cell table:formula="of:=[.B67]/100" office:value-type="float" office:value="0.6" calcext:value-type="float">
            <text:p>0.60</text:p>
          </table:table-cell>
          <table:table-cell office:value-type="float" office:value="60" calcext:value-type="float">
            <text:p>60</text:p>
          </table:table-cell>
          <table:table-cell table:style-name="ce30" office:value-type="float" office:value="97" calcext:value-type="float">
            <text:p>97</text:p>
          </table:table-cell>
          <table:table-cell table:style-name="ce31" table:formula="of:=R_a+R_b*[.A67]" office:value-type="float" office:value="95.932410019477" calcext:value-type="float">
            <text:p>95.93</text:p>
          </table:table-cell>
          <table:table-cell table:style-name="ce35" table:formula="of:=[.C67]-IF([.D67]&lt;100;[.D67];100)" office:value-type="float" office:value="1.06758998052298" calcext:value-type="float">
            <text:p>1.1</text:p>
          </table:table-cell>
          <table:table-cell table:style-name="Default" table:number-columns-repeated="16379"/>
        </table:table-row>
        <table:table-row table:style-name="ro1">
          <table:table-cell table:formula="of:=[.B68]/100" office:value-type="float" office:value="0.61" calcext:value-type="float">
            <text:p>0.61</text:p>
          </table:table-cell>
          <table:table-cell office:value-type="float" office:value="61" calcext:value-type="float">
            <text:p>61</text:p>
          </table:table-cell>
          <table:table-cell table:style-name="ce30" office:value-type="float" office:value="97" calcext:value-type="float">
            <text:p>97</text:p>
          </table:table-cell>
          <table:table-cell table:style-name="ce31" table:formula="of:=R_a+R_b*[.A68]" office:value-type="float" office:value="95.6141841441228" calcext:value-type="float">
            <text:p>95.61</text:p>
          </table:table-cell>
          <table:table-cell table:style-name="ce35" table:formula="of:=[.C68]-IF([.D68]&lt;100;[.D68];100)" office:value-type="float" office:value="1.38581585587724" calcext:value-type="float">
            <text:p>1.4</text:p>
          </table:table-cell>
          <table:table-cell table:style-name="Default" table:number-columns-repeated="16379"/>
        </table:table-row>
        <table:table-row table:style-name="ro1">
          <table:table-cell table:formula="of:=[.B69]/100" office:value-type="float" office:value="0.62" calcext:value-type="float">
            <text:p>0.62</text:p>
          </table:table-cell>
          <table:table-cell office:value-type="float" office:value="62" calcext:value-type="float">
            <text:p>62</text:p>
          </table:table-cell>
          <table:table-cell table:style-name="ce30" office:value-type="float" office:value="96" calcext:value-type="float">
            <text:p>96</text:p>
          </table:table-cell>
          <table:table-cell table:style-name="ce31" table:formula="of:=R_a+R_b*[.A69]" office:value-type="float" office:value="95.2959582687685" calcext:value-type="float">
            <text:p>95.30</text:p>
          </table:table-cell>
          <table:table-cell table:style-name="ce35" table:formula="of:=[.C69]-IF([.D69]&lt;100;[.D69];100)" office:value-type="float" office:value="0.704041731231513" calcext:value-type="float">
            <text:p>0.7</text:p>
          </table:table-cell>
          <table:table-cell table:style-name="Default" table:number-columns-repeated="16379"/>
        </table:table-row>
        <table:table-row table:style-name="ro1">
          <table:table-cell table:formula="of:=[.B70]/100" office:value-type="float" office:value="0.63" calcext:value-type="float">
            <text:p>0.63</text:p>
          </table:table-cell>
          <table:table-cell office:value-type="float" office:value="63" calcext:value-type="float">
            <text:p>63</text:p>
          </table:table-cell>
          <table:table-cell table:style-name="ce30" office:value-type="float" office:value="96" calcext:value-type="float">
            <text:p>96</text:p>
          </table:table-cell>
          <table:table-cell table:style-name="ce31" table:formula="of:=R_a+R_b*[.A70]" office:value-type="float" office:value="94.9777323934142" calcext:value-type="float">
            <text:p>94.98</text:p>
          </table:table-cell>
          <table:table-cell table:style-name="ce35" table:formula="of:=[.C70]-IF([.D70]&lt;100;[.D70];100)" office:value-type="float" office:value="1.02226760658577" calcext:value-type="float">
            <text:p>1.0</text:p>
          </table:table-cell>
          <table:table-cell table:style-name="Default" table:number-columns-repeated="16379"/>
        </table:table-row>
        <table:table-row table:style-name="ro1">
          <table:table-cell table:formula="of:=[.B71]/100" office:value-type="float" office:value="0.64" calcext:value-type="float">
            <text:p>0.64</text:p>
          </table:table-cell>
          <table:table-cell office:value-type="float" office:value="64" calcext:value-type="float">
            <text:p>64</text:p>
          </table:table-cell>
          <table:table-cell table:style-name="ce30" office:value-type="float" office:value="96" calcext:value-type="float">
            <text:p>96</text:p>
          </table:table-cell>
          <table:table-cell table:style-name="ce31" table:formula="of:=R_a+R_b*[.A71]" office:value-type="float" office:value="94.65950651806" calcext:value-type="float">
            <text:p>94.66</text:p>
          </table:table-cell>
          <table:table-cell table:style-name="ce35" table:formula="of:=[.C71]-IF([.D71]&lt;100;[.D71];100)" office:value-type="float" office:value="1.34049348194003" calcext:value-type="float">
            <text:p>1.3</text:p>
          </table:table-cell>
          <table:table-cell table:style-name="Default" table:number-columns-repeated="16379"/>
        </table:table-row>
        <table:table-row table:style-name="ro1">
          <table:table-cell table:formula="of:=[.B72]/100" office:value-type="float" office:value="0.65" calcext:value-type="float">
            <text:p>0.65</text:p>
          </table:table-cell>
          <table:table-cell office:value-type="float" office:value="65" calcext:value-type="float">
            <text:p>65</text:p>
          </table:table-cell>
          <table:table-cell table:style-name="ce30" office:value-type="float" office:value="96" calcext:value-type="float">
            <text:p>96</text:p>
          </table:table-cell>
          <table:table-cell table:style-name="ce31" table:formula="of:=R_a+R_b*[.A72]" office:value-type="float" office:value="94.3412806427057" calcext:value-type="float">
            <text:p>94.34</text:p>
          </table:table-cell>
          <table:table-cell table:style-name="ce35" table:formula="of:=[.C72]-IF([.D72]&lt;100;[.D72];100)" office:value-type="float" office:value="1.6587193572943" calcext:value-type="float">
            <text:p>1.7</text:p>
          </table:table-cell>
          <table:table-cell table:style-name="Default" table:number-columns-repeated="16379"/>
        </table:table-row>
        <table:table-row table:style-name="ro1">
          <table:table-cell table:formula="of:=[.B73]/100" office:value-type="float" office:value="0.66" calcext:value-type="float">
            <text:p>0.66</text:p>
          </table:table-cell>
          <table:table-cell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31" table:formula="of:=R_a+R_b*[.A73]" office:value-type="float" office:value="94.0230547673514" calcext:value-type="float">
            <text:p>94.02</text:p>
          </table:table-cell>
          <table:table-cell table:style-name="ce35" table:formula="of:=[.C73]-IF([.D73]&lt;100;[.D73];100)" office:value-type="float" office:value="0.976945232648561" calcext:value-type="float">
            <text:p>1.0</text:p>
          </table:table-cell>
          <table:table-cell table:style-name="Default" table:number-columns-repeated="16379"/>
        </table:table-row>
        <table:table-row table:style-name="ro1">
          <table:table-cell table:formula="of:=[.B74]/100" office:value-type="float" office:value="0.67" calcext:value-type="float">
            <text:p>0.67</text:p>
          </table:table-cell>
          <table:table-cell office:value-type="float" office:value="67" calcext:value-type="float">
            <text:p>67</text:p>
          </table:table-cell>
          <table:table-cell table:style-name="ce30" office:value-type="float" office:value="95" calcext:value-type="float">
            <text:p>95</text:p>
          </table:table-cell>
          <table:table-cell table:style-name="ce31" table:formula="of:=R_a+R_b*[.A74]" office:value-type="float" office:value="93.7048288919972" calcext:value-type="float">
            <text:p>93.70</text:p>
          </table:table-cell>
          <table:table-cell table:style-name="ce35" table:formula="of:=[.C74]-IF([.D74]&lt;100;[.D74];100)" office:value-type="float" office:value="1.29517110800282" calcext:value-type="float">
            <text:p>1.3</text:p>
          </table:table-cell>
          <table:table-cell table:style-name="Default" table:number-columns-repeated="16379"/>
        </table:table-row>
        <table:table-row table:style-name="ro1">
          <table:table-cell table:formula="of:=[.B75]/100" office:value-type="float" office:value="0.68" calcext:value-type="float">
            <text:p>0.68</text:p>
          </table:table-cell>
          <table:table-cell office:value-type="float" office:value="68" calcext:value-type="float">
            <text:p>68</text:p>
          </table:table-cell>
          <table:table-cell table:style-name="ce30" office:value-type="float" office:value="95" calcext:value-type="float">
            <text:p>95</text:p>
          </table:table-cell>
          <table:table-cell table:style-name="ce31" table:formula="of:=R_a+R_b*[.A75]" office:value-type="float" office:value="93.3866030166429" calcext:value-type="float">
            <text:p>93.39</text:p>
          </table:table-cell>
          <table:table-cell table:style-name="ce35" table:formula="of:=[.C75]-IF([.D75]&lt;100;[.D75];100)" office:value-type="float" office:value="1.61339698335709" calcext:value-type="float">
            <text:p>1.6</text:p>
          </table:table-cell>
          <table:table-cell table:style-name="Default" table:number-columns-repeated="16379"/>
        </table:table-row>
        <table:table-row table:style-name="ro1">
          <table:table-cell table:formula="of:=[.B76]/100" office:value-type="float" office:value="0.69" calcext:value-type="float">
            <text:p>0.69</text:p>
          </table:table-cell>
          <table:table-cell office:value-type="float" office:value="69" calcext:value-type="float">
            <text:p>69</text:p>
          </table:table-cell>
          <table:table-cell table:style-name="ce30" office:value-type="float" office:value="94" calcext:value-type="float">
            <text:p>94</text:p>
          </table:table-cell>
          <table:table-cell table:style-name="ce31" table:formula="of:=R_a+R_b*[.A76]" office:value-type="float" office:value="93.0683771412887" calcext:value-type="float">
            <text:p>93.07</text:p>
          </table:table-cell>
          <table:table-cell table:style-name="ce35" table:formula="of:=[.C76]-IF([.D76]&lt;100;[.D76];100)" office:value-type="float" office:value="0.93162285871135" calcext:value-type="float">
            <text:p>0.9</text:p>
          </table:table-cell>
          <table:table-cell table:style-name="Default" table:number-columns-repeated="16379"/>
        </table:table-row>
        <table:table-row table:style-name="ro1">
          <table:table-cell table:formula="of:=[.B77]/100" office:value-type="float" office:value="0.7" calcext:value-type="float">
            <text:p>0.70</text:p>
          </table:table-cell>
          <table:table-cell office:value-type="float" office:value="70" calcext:value-type="float">
            <text:p>70</text:p>
          </table:table-cell>
          <table:table-cell table:style-name="ce30" office:value-type="float" office:value="94" calcext:value-type="float">
            <text:p>94</text:p>
          </table:table-cell>
          <table:table-cell table:style-name="ce31" table:formula="of:=R_a+R_b*[.A77]" office:value-type="float" office:value="92.7501512659344" calcext:value-type="float">
            <text:p>92.75</text:p>
          </table:table-cell>
          <table:table-cell table:style-name="ce35" table:formula="of:=[.C77]-IF([.D77]&lt;100;[.D77];100)" office:value-type="float" office:value="1.24984873406561" calcext:value-type="float">
            <text:p>1.2</text:p>
          </table:table-cell>
          <table:table-cell table:style-name="Default" table:number-columns-repeated="16379"/>
        </table:table-row>
        <table:table-row table:style-name="ro1">
          <table:table-cell table:formula="of:=[.B78]/100" office:value-type="float" office:value="0.71" calcext:value-type="float">
            <text:p>0.71</text:p>
          </table:table-cell>
          <table:table-cell office:value-type="float" office:value="71" calcext:value-type="float">
            <text:p>71</text:p>
          </table:table-cell>
          <table:table-cell table:style-name="ce30" office:value-type="float" office:value="94" calcext:value-type="float">
            <text:p>94</text:p>
          </table:table-cell>
          <table:table-cell table:style-name="ce31" table:formula="of:=R_a+R_b*[.A78]" office:value-type="float" office:value="92.4319253905801" calcext:value-type="float">
            <text:p>92.43</text:p>
          </table:table-cell>
          <table:table-cell table:style-name="ce35" table:formula="of:=[.C78]-IF([.D78]&lt;100;[.D78];100)" office:value-type="float" office:value="1.56807460941988" calcext:value-type="float">
            <text:p>1.6</text:p>
          </table:table-cell>
          <table:table-cell table:style-name="Default" table:number-columns-repeated="16379"/>
        </table:table-row>
        <table:table-row table:style-name="ro1">
          <table:table-cell table:formula="of:=[.B79]/100" office:value-type="float" office:value="0.72" calcext:value-type="float">
            <text:p>0.72</text:p>
          </table:table-cell>
          <table:table-cell office:value-type="float" office:value="72" calcext:value-type="float">
            <text:p>72</text:p>
          </table:table-cell>
          <table:table-cell table:style-name="ce30" office:value-type="float" office:value="93" calcext:value-type="float">
            <text:p>93</text:p>
          </table:table-cell>
          <table:table-cell table:style-name="ce31" table:formula="of:=R_a+R_b*[.A79]" office:value-type="float" office:value="92.1136995152259" calcext:value-type="float">
            <text:p>92.11</text:p>
          </table:table-cell>
          <table:table-cell table:style-name="ce35" table:formula="of:=[.C79]-IF([.D79]&lt;100;[.D79];100)" office:value-type="float" office:value="0.886300484774139" calcext:value-type="float">
            <text:p>0.9</text:p>
          </table:table-cell>
          <table:table-cell table:style-name="Default" table:number-columns-repeated="16379"/>
        </table:table-row>
        <table:table-row table:style-name="ro1">
          <table:table-cell table:formula="of:=[.B80]/100" office:value-type="float" office:value="0.73" calcext:value-type="float">
            <text:p>0.73</text:p>
          </table:table-cell>
          <table:table-cell office:value-type="float" office:value="73" calcext:value-type="float">
            <text:p>73</text:p>
          </table:table-cell>
          <table:table-cell table:style-name="ce30" office:value-type="float" office:value="93" calcext:value-type="float">
            <text:p>93</text:p>
          </table:table-cell>
          <table:table-cell table:style-name="ce31" table:formula="of:=R_a+R_b*[.A80]" office:value-type="float" office:value="91.7954736398716" calcext:value-type="float">
            <text:p>91.80</text:p>
          </table:table-cell>
          <table:table-cell table:style-name="ce35" table:formula="of:=[.C80]-IF([.D80]&lt;100;[.D80];100)" office:value-type="float" office:value="1.2045263601284" calcext:value-type="float">
            <text:p>1.2</text:p>
          </table:table-cell>
          <table:table-cell table:style-name="Default" table:number-columns-repeated="16379"/>
        </table:table-row>
        <table:table-row table:style-name="ro1">
          <table:table-cell table:formula="of:=[.B81]/100" office:value-type="float" office:value="0.74" calcext:value-type="float">
            <text:p>0.74</text:p>
          </table:table-cell>
          <table:table-cell office:value-type="float" office:value="74" calcext:value-type="float">
            <text:p>74</text:p>
          </table:table-cell>
          <table:table-cell table:style-name="ce30" office:value-type="float" office:value="93" calcext:value-type="float">
            <text:p>93</text:p>
          </table:table-cell>
          <table:table-cell table:style-name="ce31" table:formula="of:=R_a+R_b*[.A81]" office:value-type="float" office:value="91.4772477645173" calcext:value-type="float">
            <text:p>91.48</text:p>
          </table:table-cell>
          <table:table-cell table:style-name="ce35" table:formula="of:=[.C81]-IF([.D81]&lt;100;[.D81];100)" office:value-type="float" office:value="1.52275223548267" calcext:value-type="float">
            <text:p>1.5</text:p>
          </table:table-cell>
          <table:table-cell table:style-name="Default" table:number-columns-repeated="16379"/>
        </table:table-row>
        <table:table-row table:style-name="ro1">
          <table:table-cell table:formula="of:=[.B82]/100" office:value-type="float" office:value="0.75" calcext:value-type="float">
            <text:p>0.75</text:p>
          </table:table-cell>
          <table:table-cell office:value-type="float" office:value="75" calcext:value-type="float">
            <text:p>75</text:p>
          </table:table-cell>
          <table:table-cell table:style-name="ce30" office:value-type="float" office:value="92" calcext:value-type="float">
            <text:p>92</text:p>
          </table:table-cell>
          <table:table-cell table:style-name="ce31" table:formula="of:=R_a+R_b*[.A82]" office:value-type="float" office:value="91.1590218891631" calcext:value-type="float">
            <text:p>91.16</text:p>
          </table:table-cell>
          <table:table-cell table:style-name="ce35" table:formula="of:=[.C82]-IF([.D82]&lt;100;[.D82];100)" office:value-type="float" office:value="0.840978110836929" calcext:value-type="float">
            <text:p>0.8</text:p>
          </table:table-cell>
          <table:table-cell table:style-name="Default" table:number-columns-repeated="16379"/>
        </table:table-row>
        <table:table-row table:style-name="ro1">
          <table:table-cell table:formula="of:=[.B83]/100" office:value-type="float" office:value="0.76" calcext:value-type="float">
            <text:p>0.76</text:p>
          </table:table-cell>
          <table:table-cell office:value-type="float" office:value="76" calcext:value-type="float">
            <text:p>76</text:p>
          </table:table-cell>
          <table:table-cell table:style-name="ce30" office:value-type="float" office:value="92" calcext:value-type="float">
            <text:p>92</text:p>
          </table:table-cell>
          <table:table-cell table:style-name="ce31" table:formula="of:=R_a+R_b*[.A83]" office:value-type="float" office:value="90.8407960138088" calcext:value-type="float">
            <text:p>90.84</text:p>
          </table:table-cell>
          <table:table-cell table:style-name="ce35" table:formula="of:=[.C83]-IF([.D83]&lt;100;[.D83];100)" office:value-type="float" office:value="1.15920398619119" calcext:value-type="float">
            <text:p>1.2</text:p>
          </table:table-cell>
          <table:table-cell table:style-name="Default" table:number-columns-repeated="16379"/>
        </table:table-row>
        <table:table-row table:style-name="ro1">
          <table:table-cell table:formula="of:=[.B84]/100" office:value-type="float" office:value="0.77" calcext:value-type="float">
            <text:p>0.77</text:p>
          </table:table-cell>
          <table:table-cell office:value-type="float" office:value="77" calcext:value-type="float">
            <text:p>77</text:p>
          </table:table-cell>
          <table:table-cell table:style-name="ce30" office:value-type="float" office:value="92" calcext:value-type="float">
            <text:p>92</text:p>
          </table:table-cell>
          <table:table-cell table:style-name="ce31" table:formula="of:=R_a+R_b*[.A84]" office:value-type="float" office:value="90.5225701384545" calcext:value-type="float">
            <text:p>90.52</text:p>
          </table:table-cell>
          <table:table-cell table:style-name="ce35" table:formula="of:=[.C84]-IF([.D84]&lt;100;[.D84];100)" office:value-type="float" office:value="1.47742986154546" calcext:value-type="float">
            <text:p>1.5</text:p>
          </table:table-cell>
          <table:table-cell table:style-name="Default" table:number-columns-repeated="16379"/>
        </table:table-row>
        <table:table-row table:style-name="ro1">
          <table:table-cell table:formula="of:=[.B85]/100" office:value-type="float" office:value="0.78" calcext:value-type="float">
            <text:p>0.78</text:p>
          </table:table-cell>
          <table:table-cell office:value-type="float" office:value="78" calcext:value-type="float">
            <text:p>78</text:p>
          </table:table-cell>
          <table:table-cell table:style-name="ce30" office:value-type="float" office:value="91" calcext:value-type="float">
            <text:p>91</text:p>
          </table:table-cell>
          <table:table-cell table:style-name="ce31" table:formula="of:=R_a+R_b*[.A85]" office:value-type="float" office:value="90.2043442631003" calcext:value-type="float">
            <text:p>90.20</text:p>
          </table:table-cell>
          <table:table-cell table:style-name="ce35" table:formula="of:=[.C85]-IF([.D85]&lt;100;[.D85];100)" office:value-type="float" office:value="0.795655736899718" calcext:value-type="float">
            <text:p>0.8</text:p>
          </table:table-cell>
          <table:table-cell table:style-name="Default" table:number-columns-repeated="16379"/>
        </table:table-row>
        <table:table-row table:style-name="ro1">
          <table:table-cell table:formula="of:=[.B86]/100" office:value-type="float" office:value="0.79" calcext:value-type="float">
            <text:p>0.79</text:p>
          </table:table-cell>
          <table:table-cell office:value-type="float" office:value="79" calcext:value-type="float">
            <text:p>79</text:p>
          </table:table-cell>
          <table:table-cell table:style-name="ce30" office:value-type="float" office:value="91" calcext:value-type="float">
            <text:p>91</text:p>
          </table:table-cell>
          <table:table-cell table:style-name="ce31" table:formula="of:=R_a+R_b*[.A86]" office:value-type="float" office:value="89.886118387746" calcext:value-type="float">
            <text:p>89.89</text:p>
          </table:table-cell>
          <table:table-cell table:style-name="ce35" table:formula="of:=[.C86]-IF([.D86]&lt;100;[.D86];100)" office:value-type="float" office:value="1.11388161225398" calcext:value-type="float">
            <text:p>1.1</text:p>
          </table:table-cell>
          <table:table-cell table:style-name="Default" table:number-columns-repeated="16379"/>
        </table:table-row>
        <table:table-row table:style-name="ro1">
          <table:table-cell table:formula="of:=[.B87]/100" office:value-type="float" office:value="0.8" calcext:value-type="float">
            <text:p>0.80</text:p>
          </table:table-cell>
          <table:table-cell office:value-type="float" office:value="80" calcext:value-type="float">
            <text:p>80</text:p>
          </table:table-cell>
          <table:table-cell table:style-name="ce30" office:value-type="float" office:value="90" calcext:value-type="float">
            <text:p>90</text:p>
          </table:table-cell>
          <table:table-cell table:style-name="ce31" table:formula="of:=R_a+R_b*[.A87]" office:value-type="float" office:value="89.5678925123918" calcext:value-type="float">
            <text:p>89.57</text:p>
          </table:table-cell>
          <table:table-cell table:style-name="ce35" table:formula="of:=[.C87]-IF([.D87]&lt;100;[.D87];100)" office:value-type="float" office:value="0.432107487608249" calcext:value-type="float">
            <text:p>0.4</text:p>
          </table:table-cell>
          <table:table-cell table:style-name="Default" table:number-columns-repeated="16379"/>
        </table:table-row>
        <table:table-row table:style-name="ro1">
          <table:table-cell table:formula="of:=[.B88]/100" office:value-type="float" office:value="0.81" calcext:value-type="float">
            <text:p>0.81</text:p>
          </table:table-cell>
          <table:table-cell office:value-type="float" office:value="81" calcext:value-type="float">
            <text:p>81</text:p>
          </table:table-cell>
          <table:table-cell table:style-name="ce30" office:value-type="float" office:value="90" calcext:value-type="float">
            <text:p>90</text:p>
          </table:table-cell>
          <table:table-cell table:style-name="ce31" table:formula="of:=R_a+R_b*[.A88]" office:value-type="float" office:value="89.2496666370375" calcext:value-type="float">
            <text:p>89.25</text:p>
          </table:table-cell>
          <table:table-cell table:style-name="ce35" table:formula="of:=[.C88]-IF([.D88]&lt;100;[.D88];100)" office:value-type="float" office:value="0.750333362962508" calcext:value-type="float">
            <text:p>0.8</text:p>
          </table:table-cell>
          <table:table-cell table:style-name="Default" table:number-columns-repeated="16379"/>
        </table:table-row>
        <table:table-row table:style-name="ro1">
          <table:table-cell table:formula="of:=[.B89]/100" office:value-type="float" office:value="0.82" calcext:value-type="float">
            <text:p>0.82</text:p>
          </table:table-cell>
          <table:table-cell office:value-type="float" office:value="82" calcext:value-type="float">
            <text:p>82</text:p>
          </table:table-cell>
          <table:table-cell table:style-name="ce30" office:value-type="float" office:value="89" calcext:value-type="float">
            <text:p>89</text:p>
          </table:table-cell>
          <table:table-cell table:style-name="ce31" table:formula="of:=R_a+R_b*[.A89]" office:value-type="float" office:value="88.9314407616832" calcext:value-type="float">
            <text:p>88.93</text:p>
          </table:table-cell>
          <table:table-cell table:style-name="ce35" table:formula="of:=[.C89]-IF([.D89]&lt;100;[.D89];100)" office:value-type="float" office:value="0.0685592383167659" calcext:value-type="float">
            <text:p>0.1</text:p>
          </table:table-cell>
          <table:table-cell table:style-name="Default" table:number-columns-repeated="16379"/>
        </table:table-row>
        <table:table-row table:style-name="ro1">
          <table:table-cell table:formula="of:=[.B90]/100" office:value-type="float" office:value="0.83" calcext:value-type="float">
            <text:p>0.83</text:p>
          </table:table-cell>
          <table:table-cell office:value-type="float" office:value="83" calcext:value-type="float">
            <text:p>83</text:p>
          </table:table-cell>
          <table:table-cell table:style-name="ce30" office:value-type="float" office:value="89" calcext:value-type="float">
            <text:p>89</text:p>
          </table:table-cell>
          <table:table-cell table:style-name="ce31" table:formula="of:=R_a+R_b*[.A90]" office:value-type="float" office:value="88.613214886329" calcext:value-type="float">
            <text:p>88.61</text:p>
          </table:table-cell>
          <table:table-cell table:style-name="ce35" table:formula="of:=[.C90]-IF([.D90]&lt;100;[.D90];100)" office:value-type="float" office:value="0.386785113671024" calcext:value-type="float">
            <text:p>0.4</text:p>
          </table:table-cell>
          <table:table-cell table:style-name="Default" table:number-columns-repeated="16379"/>
        </table:table-row>
        <table:table-row table:style-name="ro1">
          <table:table-cell table:formula="of:=[.B91]/100" office:value-type="float" office:value="0.84" calcext:value-type="float">
            <text:p>0.84</text:p>
          </table:table-cell>
          <table:table-cell office:value-type="float" office:value="84" calcext:value-type="float">
            <text:p>84</text:p>
          </table:table-cell>
          <table:table-cell table:style-name="ce30" office:value-type="float" office:value="89" calcext:value-type="float">
            <text:p>89</text:p>
          </table:table-cell>
          <table:table-cell table:style-name="ce31" table:formula="of:=R_a+R_b*[.A91]" office:value-type="float" office:value="88.2949890109747" calcext:value-type="float">
            <text:p>88.29</text:p>
          </table:table-cell>
          <table:table-cell table:style-name="ce35" table:formula="of:=[.C91]-IF([.D91]&lt;100;[.D91];100)" office:value-type="float" office:value="0.705010989025283" calcext:value-type="float">
            <text:p>0.7</text:p>
          </table:table-cell>
          <table:table-cell table:style-name="Default" table:number-columns-repeated="16379"/>
        </table:table-row>
        <table:table-row table:style-name="ro1">
          <table:table-cell table:formula="of:=[.B92]/100" office:value-type="float" office:value="0.85" calcext:value-type="float">
            <text:p>0.85</text:p>
          </table:table-cell>
          <table:table-cell office:value-type="float" office:value="85" calcext:value-type="float">
            <text:p>85</text:p>
          </table:table-cell>
          <table:table-cell table:style-name="ce30" office:value-type="float" office:value="88" calcext:value-type="float">
            <text:p>88</text:p>
          </table:table-cell>
          <table:table-cell table:style-name="ce31" table:formula="of:=R_a+R_b*[.A92]" office:value-type="float" office:value="87.9767631356204" calcext:value-type="float">
            <text:p>87.98</text:p>
          </table:table-cell>
          <table:table-cell table:style-name="ce35" table:formula="of:=[.C92]-IF([.D92]&lt;100;[.D92];100)" office:value-type="float" office:value="0.0232368643795553" calcext:value-type="float">
            <text:p>0.0</text:p>
          </table:table-cell>
          <table:table-cell table:style-name="Default" table:number-columns-repeated="16379"/>
        </table:table-row>
        <table:table-row table:style-name="ro1">
          <table:table-cell table:formula="of:=[.B93]/100" office:value-type="float" office:value="0.86" calcext:value-type="float">
            <text:p>0.86</text:p>
          </table:table-cell>
          <table:table-cell office:value-type="float" office:value="86" calcext:value-type="float">
            <text:p>86</text:p>
          </table:table-cell>
          <table:table-cell table:style-name="ce30" office:value-type="float" office:value="88" calcext:value-type="float">
            <text:p>88</text:p>
          </table:table-cell>
          <table:table-cell table:style-name="ce31" table:formula="of:=R_a+R_b*[.A93]" office:value-type="float" office:value="87.6585372602662" calcext:value-type="float">
            <text:p>87.66</text:p>
          </table:table-cell>
          <table:table-cell table:style-name="ce35" table:formula="of:=[.C93]-IF([.D93]&lt;100;[.D93];100)" office:value-type="float" office:value="0.341462739733814" calcext:value-type="float">
            <text:p>0.3</text:p>
          </table:table-cell>
          <table:table-cell table:style-name="Default" table:number-columns-repeated="16379"/>
        </table:table-row>
        <table:table-row table:style-name="ro1">
          <table:table-cell table:formula="of:=[.B94]/100" office:value-type="float" office:value="0.87" calcext:value-type="float">
            <text:p>0.87</text:p>
          </table:table-cell>
          <table:table-cell office:value-type="float" office:value="87" calcext:value-type="float">
            <text:p>87</text:p>
          </table:table-cell>
          <table:table-cell table:style-name="ce30" office:value-type="float" office:value="87" calcext:value-type="float">
            <text:p>87</text:p>
          </table:table-cell>
          <table:table-cell table:style-name="ce31" table:formula="of:=R_a+R_b*[.A94]" office:value-type="float" office:value="87.3403113849119" calcext:value-type="float">
            <text:p>87.34</text:p>
          </table:table-cell>
          <table:table-cell table:style-name="ce35" table:formula="of:=[.C94]-IF([.D94]&lt;100;[.D94];100)" office:value-type="float" office:value="-0.340311384911928" calcext:value-type="float">
            <text:p>-0.3</text:p>
          </table:table-cell>
          <table:table-cell table:style-name="Default" table:number-columns-repeated="16379"/>
        </table:table-row>
        <table:table-row table:style-name="ro1">
          <table:table-cell table:formula="of:=[.B95]/100" office:value-type="float" office:value="0.88" calcext:value-type="float">
            <text:p>0.88</text:p>
          </table:table-cell>
          <table:table-cell office:value-type="float" office:value="88" calcext:value-type="float">
            <text:p>88</text:p>
          </table:table-cell>
          <table:table-cell table:style-name="ce30" office:value-type="float" office:value="87" calcext:value-type="float">
            <text:p>87</text:p>
          </table:table-cell>
          <table:table-cell table:style-name="ce31" table:formula="of:=R_a+R_b*[.A95]" office:value-type="float" office:value="87.0220855095577" calcext:value-type="float">
            <text:p>87.02</text:p>
          </table:table-cell>
          <table:table-cell table:style-name="ce35" table:formula="of:=[.C95]-IF([.D95]&lt;100;[.D95];100)" office:value-type="float" office:value="-0.0220855095576553" calcext:value-type="float">
            <text:p>0.0</text:p>
          </table:table-cell>
          <table:table-cell table:style-name="Default" table:number-columns-repeated="16379"/>
        </table:table-row>
        <table:table-row table:style-name="ro1">
          <table:table-cell table:formula="of:=[.B96]/100" office:value-type="float" office:value="0.89" calcext:value-type="float">
            <text:p>0.89</text:p>
          </table:table-cell>
          <table:table-cell office:value-type="float" office:value="89" calcext:value-type="float">
            <text:p>89</text:p>
          </table:table-cell>
          <table:table-cell table:style-name="ce30" office:value-type="float" office:value="86" calcext:value-type="float">
            <text:p>86</text:p>
          </table:table-cell>
          <table:table-cell table:style-name="ce31" table:formula="of:=R_a+R_b*[.A96]" office:value-type="float" office:value="86.7038596342034" calcext:value-type="float">
            <text:p>86.70</text:p>
          </table:table-cell>
          <table:table-cell table:style-name="ce35" table:formula="of:=[.C96]-IF([.D96]&lt;100;[.D96];100)" office:value-type="float" office:value="-0.703859634203397" calcext:value-type="float">
            <text:p>-0.7</text:p>
          </table:table-cell>
          <table:table-cell table:style-name="Default" table:number-columns-repeated="16379"/>
        </table:table-row>
        <table:table-row table:style-name="ro1">
          <table:table-cell table:formula="of:=[.B97]/100" office:value-type="float" office:value="0.9" calcext:value-type="float">
            <text:p>0.90</text:p>
          </table:table-cell>
          <table:table-cell office:value-type="float" office:value="90" calcext:value-type="float">
            <text:p>90</text:p>
          </table:table-cell>
          <table:table-cell table:style-name="ce30" office:value-type="float" office:value="86" calcext:value-type="float">
            <text:p>86</text:p>
          </table:table-cell>
          <table:table-cell table:style-name="ce31" table:formula="of:=R_a+R_b*[.A97]" office:value-type="float" office:value="86.3856337588491" calcext:value-type="float">
            <text:p>86.39</text:p>
          </table:table-cell>
          <table:table-cell table:style-name="ce35" table:formula="of:=[.C97]-IF([.D97]&lt;100;[.D97];100)" office:value-type="float" office:value="-0.385633758849139" calcext:value-type="float">
            <text:p>-0.4</text:p>
          </table:table-cell>
          <table:table-cell table:style-name="Default" table:number-columns-repeated="16379"/>
        </table:table-row>
        <table:table-row table:style-name="ro1">
          <table:table-cell table:formula="of:=[.B98]/100" office:value-type="float" office:value="0.91" calcext:value-type="float">
            <text:p>0.91</text:p>
          </table:table-cell>
          <table:table-cell office:value-type="float" office:value="91" calcext:value-type="float">
            <text:p>91</text:p>
          </table:table-cell>
          <table:table-cell table:style-name="ce30" office:value-type="float" office:value="85" calcext:value-type="float">
            <text:p>85</text:p>
          </table:table-cell>
          <table:table-cell table:style-name="ce31" table:formula="of:=R_a+R_b*[.A98]" office:value-type="float" office:value="86.0674078834949" calcext:value-type="float">
            <text:p>86.07</text:p>
          </table:table-cell>
          <table:table-cell table:style-name="ce35" table:formula="of:=[.C98]-IF([.D98]&lt;100;[.D98];100)" office:value-type="float" office:value="-1.06740788349487" calcext:value-type="float">
            <text:p>-1.1</text:p>
          </table:table-cell>
          <table:table-cell table:style-name="Default" table:number-columns-repeated="16379"/>
        </table:table-row>
        <table:table-row table:style-name="ro1">
          <table:table-cell table:formula="of:=[.B99]/100" office:value-type="float" office:value="0.92" calcext:value-type="float">
            <text:p>0.92</text:p>
          </table:table-cell>
          <table:table-cell office:value-type="float" office:value="92" calcext:value-type="float">
            <text:p>92</text:p>
          </table:table-cell>
          <table:table-cell table:style-name="ce30" office:value-type="float" office:value="85" calcext:value-type="float">
            <text:p>85</text:p>
          </table:table-cell>
          <table:table-cell table:style-name="ce31" table:formula="of:=R_a+R_b*[.A99]" office:value-type="float" office:value="85.7491820081406" calcext:value-type="float">
            <text:p>85.75</text:p>
          </table:table-cell>
          <table:table-cell table:style-name="ce35" table:formula="of:=[.C99]-IF([.D99]&lt;100;[.D99];100)" office:value-type="float" office:value="-0.749182008140608" calcext:value-type="float">
            <text:p>-0.7</text:p>
          </table:table-cell>
          <table:table-cell table:style-name="Default" table:number-columns-repeated="16379"/>
        </table:table-row>
        <table:table-row table:style-name="ro1">
          <table:table-cell table:formula="of:=[.B100]/100" office:value-type="float" office:value="0.93" calcext:value-type="float">
            <text:p>0.93</text:p>
          </table:table-cell>
          <table:table-cell office:value-type="float" office:value="93" calcext:value-type="float">
            <text:p>93</text:p>
          </table:table-cell>
          <table:table-cell table:style-name="ce30" office:value-type="float" office:value="84" calcext:value-type="float">
            <text:p>84</text:p>
          </table:table-cell>
          <table:table-cell table:style-name="ce31" table:formula="of:=R_a+R_b*[.A100]" office:value-type="float" office:value="85.4309561327863" calcext:value-type="float">
            <text:p>85.43</text:p>
          </table:table-cell>
          <table:table-cell table:style-name="ce35" table:formula="of:=[.C100]-IF([.D100]&lt;100;[.D100];100)" office:value-type="float" office:value="-1.43095613278634" calcext:value-type="float">
            <text:p>-1.4</text:p>
          </table:table-cell>
          <table:table-cell table:style-name="Default" table:number-columns-repeated="16379"/>
        </table:table-row>
        <table:table-row table:style-name="ro1">
          <table:table-cell table:formula="of:=[.B101]/100" office:value-type="float" office:value="0.94" calcext:value-type="float">
            <text:p>0.94</text:p>
          </table:table-cell>
          <table:table-cell office:value-type="float" office:value="94" calcext:value-type="float">
            <text:p>94</text:p>
          </table:table-cell>
          <table:table-cell table:style-name="ce30" office:value-type="float" office:value="84" calcext:value-type="float">
            <text:p>84</text:p>
          </table:table-cell>
          <table:table-cell table:style-name="ce31" table:formula="of:=R_a+R_b*[.A101]" office:value-type="float" office:value="85.1127302574321" calcext:value-type="float">
            <text:p>85.11</text:p>
          </table:table-cell>
          <table:table-cell table:style-name="ce35" table:formula="of:=[.C101]-IF([.D101]&lt;100;[.D101];100)" office:value-type="float" office:value="-1.11273025743208" calcext:value-type="float">
            <text:p>-1.1</text:p>
          </table:table-cell>
          <table:table-cell table:style-name="Default" table:number-columns-repeated="16379"/>
        </table:table-row>
        <table:table-row table:style-name="ro1">
          <table:table-cell table:formula="of:=[.B102]/100" office:value-type="float" office:value="0.95" calcext:value-type="float">
            <text:p>0.95</text:p>
          </table:table-cell>
          <table:table-cell office:value-type="float" office:value="95" calcext:value-type="float">
            <text:p>95</text:p>
          </table:table-cell>
          <table:table-cell table:style-name="ce30" office:value-type="float" office:value="83" calcext:value-type="float">
            <text:p>83</text:p>
          </table:table-cell>
          <table:table-cell table:style-name="ce31" table:formula="of:=R_a+R_b*[.A102]" office:value-type="float" office:value="84.7945043820778" calcext:value-type="float">
            <text:p>84.79</text:p>
          </table:table-cell>
          <table:table-cell table:style-name="ce35" table:formula="of:=[.C102]-IF([.D102]&lt;100;[.D102];100)" office:value-type="float" office:value="-1.79450438207782" calcext:value-type="float">
            <text:p>-1.8</text:p>
          </table:table-cell>
          <table:table-cell table:style-name="Default" table:number-columns-repeated="16379"/>
        </table:table-row>
        <table:table-row table:style-name="ro1">
          <table:table-cell table:formula="of:=[.B103]/100" office:value-type="float" office:value="0.96" calcext:value-type="float">
            <text:p>0.96</text:p>
          </table:table-cell>
          <table:table-cell office:value-type="float" office:value="96" calcext:value-type="float">
            <text:p>96</text:p>
          </table:table-cell>
          <table:table-cell table:style-name="ce30" office:value-type="float" office:value="82" calcext:value-type="float">
            <text:p>82</text:p>
          </table:table-cell>
          <table:table-cell table:style-name="ce31" table:formula="of:=R_a+R_b*[.A103]" office:value-type="float" office:value="84.4762785067236" calcext:value-type="float">
            <text:p>84.48</text:p>
          </table:table-cell>
          <table:table-cell table:style-name="ce35" table:formula="of:=[.C103]-IF([.D103]&lt;100;[.D103];100)" office:value-type="float" office:value="-2.47627850672356" calcext:value-type="float">
            <text:p>-2.5</text:p>
          </table:table-cell>
          <table:table-cell table:style-name="Default" table:number-columns-repeated="16379"/>
        </table:table-row>
        <table:table-row table:style-name="ro1">
          <table:table-cell table:formula="of:=[.B104]/100" office:value-type="float" office:value="0.97" calcext:value-type="float">
            <text:p>0.97</text:p>
          </table:table-cell>
          <table:table-cell office:value-type="float" office:value="97" calcext:value-type="float">
            <text:p>97</text:p>
          </table:table-cell>
          <table:table-cell table:style-name="ce30" office:value-type="float" office:value="82" calcext:value-type="float">
            <text:p>82</text:p>
          </table:table-cell>
          <table:table-cell table:style-name="ce31" table:formula="of:=R_a+R_b*[.A104]" office:value-type="float" office:value="84.1580526313693" calcext:value-type="float">
            <text:p>84.16</text:p>
          </table:table-cell>
          <table:table-cell table:style-name="ce35" table:formula="of:=[.C104]-IF([.D104]&lt;100;[.D104];100)" office:value-type="float" office:value="-2.15805263136929" calcext:value-type="float">
            <text:p>-2.2</text:p>
          </table:table-cell>
          <table:table-cell table:style-name="Default" table:number-columns-repeated="16379"/>
        </table:table-row>
        <table:table-row table:style-name="ro1">
          <table:table-cell table:formula="of:=[.B105]/100" office:value-type="float" office:value="0.98" calcext:value-type="float">
            <text:p>0.98</text:p>
          </table:table-cell>
          <table:table-cell office:value-type="float" office:value="98" calcext:value-type="float">
            <text:p>98</text:p>
          </table:table-cell>
          <table:table-cell table:style-name="ce30" office:value-type="float" office:value="81" calcext:value-type="float">
            <text:p>81</text:p>
          </table:table-cell>
          <table:table-cell table:style-name="ce31" table:formula="of:=R_a+R_b*[.A105]" office:value-type="float" office:value="83.839826756015" calcext:value-type="float">
            <text:p>83.84</text:p>
          </table:table-cell>
          <table:table-cell table:style-name="ce35" table:formula="of:=[.C105]-IF([.D105]&lt;100;[.D105];100)" office:value-type="float" office:value="-2.83982675601503" calcext:value-type="float">
            <text:p>-2.8</text:p>
          </table:table-cell>
          <table:table-cell table:style-name="Default" table:number-columns-repeated="16379"/>
        </table:table-row>
        <table:table-row table:style-name="ro1">
          <table:table-cell table:formula="of:=[.B106]/100" office:value-type="float" office:value="0.99" calcext:value-type="float">
            <text:p>0.99</text:p>
          </table:table-cell>
          <table:table-cell office:value-type="float" office:value="99" calcext:value-type="float">
            <text:p>99</text:p>
          </table:table-cell>
          <table:table-cell table:style-name="ce30" office:value-type="float" office:value="81" calcext:value-type="float">
            <text:p>81</text:p>
          </table:table-cell>
          <table:table-cell table:style-name="ce31" table:formula="of:=R_a+R_b*[.A106]" office:value-type="float" office:value="83.5216008806608" calcext:value-type="float">
            <text:p>83.52</text:p>
          </table:table-cell>
          <table:table-cell table:style-name="ce35" table:formula="of:=[.C106]-IF([.D106]&lt;100;[.D106];100)" office:value-type="float" office:value="-2.52160088066077" calcext:value-type="float">
            <text:p>-2.5</text:p>
          </table:table-cell>
          <table:table-cell table:style-name="Default" table:number-columns-repeated="16379"/>
        </table:table-row>
        <table:table-row table:style-name="ro1">
          <table:table-cell table:formula="of:=[.B107]/100"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  <table:table-cell table:style-name="ce30" office:value-type="float" office:value="80" calcext:value-type="float">
            <text:p>80</text:p>
          </table:table-cell>
          <table:table-cell table:style-name="ce31" table:formula="of:=R_a+R_b*[.A107]" office:value-type="float" office:value="83.2033750053065" calcext:value-type="float">
            <text:p>83.20</text:p>
          </table:table-cell>
          <table:table-cell table:style-name="ce35" table:formula="of:=[.C107]-IF([.D107]&lt;100;[.D107];100)" office:value-type="float" office:value="-3.2033750053065" calcext:value-type="float">
            <text:p>-3.2</text:p>
          </table:table-cell>
          <table:table-cell table:style-name="Default" table:number-columns-repeated="16379"/>
        </table:table-row>
        <table:table-row table:style-name="ro1">
          <table:table-cell table:formula="of:=[.B108]/100" office:value-type="float" office:value="1.01" calcext:value-type="float">
            <text:p>1.01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table:formula="of:=R_a+R_b*[.A108]" office:value-type="float" office:value="82.8851491299522" calcext:value-type="float">
            <text:p>82.89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09]/100" office:value-type="float" office:value="1.02" calcext:value-type="float">
            <text:p>1.02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table:formula="of:=R_a+R_b*[.A109]" office:value-type="float" office:value="82.566923254598" calcext:value-type="float">
            <text:p>82.57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10]/100" office:value-type="float" office:value="1.03" calcext:value-type="float">
            <text:p>1.03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table:formula="of:=R_a+R_b*[.A110]" office:value-type="float" office:value="82.2486973792437" calcext:value-type="float">
            <text:p>82.25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11]/100" office:value-type="float" office:value="1.04" calcext:value-type="float">
            <text:p>1.04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formula="of:=R_a+R_b*[.A111]" office:value-type="float" office:value="81.9304715038895" calcext:value-type="float">
            <text:p>81.93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12]/100" office:value-type="float" office:value="1.05" calcext:value-type="float">
            <text:p>1.05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table:formula="of:=R_a+R_b*[.A112]" office:value-type="float" office:value="81.6122456285352" calcext:value-type="float">
            <text:p>81.61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13]/100" office:value-type="float" office:value="1.06" calcext:value-type="float">
            <text:p>1.06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table:formula="of:=R_a+R_b*[.A113]" office:value-type="float" office:value="81.2940197531809" calcext:value-type="float">
            <text:p>81.29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14]/100" office:value-type="float" office:value="1.07" calcext:value-type="float">
            <text:p>1.07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table:formula="of:=R_a+R_b*[.A114]" office:value-type="float" office:value="80.9757938778267" calcext:value-type="float">
            <text:p>80.98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15]/100" office:value-type="float" office:value="1.08" calcext:value-type="float">
            <text:p>1.08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table:formula="of:=R_a+R_b*[.A115]" office:value-type="float" office:value="80.6575680024724" calcext:value-type="float">
            <text:p>80.66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16]/100" office:value-type="float" office:value="1.09" calcext:value-type="float">
            <text:p>1.09</text:p>
          </table:table-cell>
          <table:table-cell office:value-type="float" office:value="109" calcext:value-type="float">
            <text:p>109</text:p>
          </table:table-cell>
          <table:table-cell office:value-type="float" office:value="74" calcext:value-type="float">
            <text:p>74</text:p>
          </table:table-cell>
          <table:table-cell table:formula="of:=R_a+R_b*[.A116]" office:value-type="float" office:value="80.3393421271181" calcext:value-type="float">
            <text:p>80.34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17]/100" office:value-type="float" office:value="1.1" calcext:value-type="float">
            <text:p>1.10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table:formula="of:=R_a+R_b*[.A117]" office:value-type="float" office:value="80.0211162517639" calcext:value-type="float">
            <text:p>80.02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18]/100" office:value-type="float" office:value="1.11" calcext:value-type="float">
            <text:p>1.11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table:formula="of:=R_a+R_b*[.A118]" office:value-type="float" office:value="79.7028903764096" calcext:value-type="float">
            <text:p>79.70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19]/100" office:value-type="float" office:value="1.12" calcext:value-type="float">
            <text:p>1.12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table:formula="of:=R_a+R_b*[.A119]" office:value-type="float" office:value="79.3846645010553" calcext:value-type="float">
            <text:p>79.38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20]/100" office:value-type="float" office:value="1.13" calcext:value-type="float">
            <text:p>1.13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table:formula="of:=R_a+R_b*[.A120]" office:value-type="float" office:value="79.0664386257011" calcext:value-type="float">
            <text:p>79.07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21]/100" office:value-type="float" office:value="1.14" calcext:value-type="float">
            <text:p>1.14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table:formula="of:=R_a+R_b*[.A121]" office:value-type="float" office:value="78.7482127503468" calcext:value-type="float">
            <text:p>78.75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22]/100" office:value-type="float" office:value="1.15" calcext:value-type="float">
            <text:p>1.1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formula="of:=R_a+R_b*[.A122]" office:value-type="float" office:value="78.4299868749926" calcext:value-type="float">
            <text:p>78.43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23]/100" office:value-type="float" office:value="1.16" calcext:value-type="float">
            <text:p>1.16</text:p>
          </table:table-cell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table:formula="of:=R_a+R_b*[.A123]" office:value-type="float" office:value="78.1117609996383" calcext:value-type="float">
            <text:p>78.11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24]/100" office:value-type="float" office:value="1.17" calcext:value-type="float">
            <text:p>1.17</text:p>
          </table:table-cell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table:formula="of:=R_a+R_b*[.A124]" office:value-type="float" office:value="77.793535124284" calcext:value-type="float">
            <text:p>77.79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25]/100"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table:formula="of:=R_a+R_b*[.A125]" office:value-type="float" office:value="77.4753092489298" calcext:value-type="float">
            <text:p>77.48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26]/100" office:value-type="float" office:value="1.19" calcext:value-type="float">
            <text:p>1.19</text:p>
          </table:table-cell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table:formula="of:=R_a+R_b*[.A126]" office:value-type="float" office:value="77.1570833735755" calcext:value-type="float">
            <text:p>77.16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27]/100" office:value-type="float" office:value="1.2" calcext:value-type="float">
            <text:p>1.20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table:formula="of:=R_a+R_b*[.A127]" office:value-type="float" office:value="76.8388574982212" calcext:value-type="float">
            <text:p>76.84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28]/100" office:value-type="float" office:value="1.21" calcext:value-type="float">
            <text:p>1.21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table:formula="of:=R_a+R_b*[.A128]" office:value-type="float" office:value="76.520631622867" calcext:value-type="float">
            <text:p>76.52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29]/100"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table:formula="of:=R_a+R_b*[.A129]" office:value-type="float" office:value="76.2024057475127" calcext:value-type="float">
            <text:p>76.20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30]/100" office:value-type="float" office:value="1.23" calcext:value-type="float">
            <text:p>1.23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table:formula="of:=R_a+R_b*[.A130]" office:value-type="float" office:value="75.8841798721585" calcext:value-type="float">
            <text:p>75.88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31]/100"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table:formula="of:=R_a+R_b*[.A131]" office:value-type="float" office:value="75.5659539968042" calcext:value-type="float">
            <text:p>75.57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32]/100" office:value-type="float" office:value="1.25" calcext:value-type="float">
            <text:p>1.25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table:formula="of:=R_a+R_b*[.A132]" office:value-type="float" office:value="75.2477281214499" calcext:value-type="float">
            <text:p>75.25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33]/100"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62" calcext:value-type="float">
            <text:p>62</text:p>
          </table:table-cell>
          <table:table-cell table:formula="of:=R_a+R_b*[.A133]" office:value-type="float" office:value="74.9295022460957" calcext:value-type="float">
            <text:p>74.93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34]/100" office:value-type="float" office:value="1.27" calcext:value-type="float">
            <text:p>1.27</text:p>
          </table:table-cell>
          <table:table-cell office:value-type="float" office:value="127" calcext:value-type="float">
            <text:p>127</text:p>
          </table:table-cell>
          <table:table-cell office:value-type="float" office:value="61" calcext:value-type="float">
            <text:p>61</text:p>
          </table:table-cell>
          <table:table-cell table:formula="of:=R_a+R_b*[.A134]" office:value-type="float" office:value="74.6112763707414" calcext:value-type="float">
            <text:p>74.61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35]/100"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formula="of:=R_a+R_b*[.A135]" office:value-type="float" office:value="74.2930504953872" calcext:value-type="float">
            <text:p>74.29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36]/100" office:value-type="float" office:value="1.29" calcext:value-type="float">
            <text:p>1.29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table:formula="of:=R_a+R_b*[.A136]" office:value-type="float" office:value="73.9748246200329" calcext:value-type="float">
            <text:p>73.97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37]/100" office:value-type="float" office:value="1.3" calcext:value-type="float">
            <text:p>1.30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table:formula="of:=R_a+R_b*[.A137]" office:value-type="float" office:value="73.6565987446786" calcext:value-type="float">
            <text:p>73.66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38]/100"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57" calcext:value-type="float">
            <text:p>57</text:p>
          </table:table-cell>
          <table:table-cell table:formula="of:=R_a+R_b*[.A138]" office:value-type="float" office:value="73.3383728693244" calcext:value-type="float">
            <text:p>73.34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39]/100" office:value-type="float" office:value="1.32" calcext:value-type="float">
            <text:p>1.32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table:formula="of:=R_a+R_b*[.A139]" office:value-type="float" office:value="73.0201469939701" calcext:value-type="float">
            <text:p>73.02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40]/100" office:value-type="float" office:value="1.33" calcext:value-type="float">
            <text:p>1.33</text:p>
          </table:table-cell>
          <table:table-cell office:value-type="float" office:value="133" calcext:value-type="float">
            <text:p>133</text:p>
          </table:table-cell>
          <table:table-cell office:value-type="float" office:value="56" calcext:value-type="float">
            <text:p>56</text:p>
          </table:table-cell>
          <table:table-cell table:formula="of:=R_a+R_b*[.A140]" office:value-type="float" office:value="72.7019211186158" calcext:value-type="float">
            <text:p>72.70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41]/100" office:value-type="float" office:value="1.34" calcext:value-type="float">
            <text:p>1.34</text:p>
          </table:table-cell>
          <table:table-cell office:value-type="float" office:value="134" calcext:value-type="float">
            <text:p>134</text:p>
          </table:table-cell>
          <table:table-cell office:value-type="float" office:value="55" calcext:value-type="float">
            <text:p>55</text:p>
          </table:table-cell>
          <table:table-cell table:formula="of:=R_a+R_b*[.A141]" office:value-type="float" office:value="72.3836952432616" calcext:value-type="float">
            <text:p>72.38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42]/100" office:value-type="float" office:value="1.35" calcext:value-type="float">
            <text:p>1.35</text:p>
          </table:table-cell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table:formula="of:=R_a+R_b*[.A142]" office:value-type="float" office:value="72.0654693679073" calcext:value-type="float">
            <text:p>72.07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43]/100" office:value-type="float" office:value="1.36" calcext:value-type="float">
            <text:p>1.36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table:formula="of:=R_a+R_b*[.A143]" office:value-type="float" office:value="71.747243492553" calcext:value-type="float">
            <text:p>71.75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44]/100" office:value-type="float" office:value="1.37" calcext:value-type="float">
            <text:p>1.37</text:p>
          </table:table-cell>
          <table:table-cell office:value-type="float" office:value="137" calcext:value-type="float">
            <text:p>137</text:p>
          </table:table-cell>
          <table:table-cell office:value-type="float" office:value="52" calcext:value-type="float">
            <text:p>52</text:p>
          </table:table-cell>
          <table:table-cell table:formula="of:=R_a+R_b*[.A144]" office:value-type="float" office:value="71.4290176171988" calcext:value-type="float">
            <text:p>71.43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45]/100" office:value-type="float" office:value="1.38" calcext:value-type="float">
            <text:p>1.38</text:p>
          </table:table-cell>
          <table:table-cell office:value-type="float" office:value="138" calcext:value-type="float">
            <text:p>138</text:p>
          </table:table-cell>
          <table:table-cell office:value-type="float" office:value="51" calcext:value-type="float">
            <text:p>51</text:p>
          </table:table-cell>
          <table:table-cell table:formula="of:=R_a+R_b*[.A145]" office:value-type="float" office:value="71.1107917418445" calcext:value-type="float">
            <text:p>71.11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46]/100" office:value-type="float" office:value="1.39" calcext:value-type="float">
            <text:p>1.39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table:formula="of:=R_a+R_b*[.A146]" office:value-type="float" office:value="70.7925658664903" calcext:value-type="float">
            <text:p>70.79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47]/100" office:value-type="float" office:value="1.4" calcext:value-type="float">
            <text:p>1.40</text:p>
          </table:table-cell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 table:formula="of:=R_a+R_b*[.A147]" office:value-type="float" office:value="70.474339991136" calcext:value-type="float">
            <text:p>70.47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48]/100" office:value-type="float" office:value="1.41" calcext:value-type="float">
            <text:p>1.41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table:formula="of:=R_a+R_b*[.A148]" office:value-type="float" office:value="70.1561141157817" calcext:value-type="float">
            <text:p>70.16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49]/100" office:value-type="float" office:value="1.42" calcext:value-type="float">
            <text:p>1.42</text:p>
          </table:table-cell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table:formula="of:=R_a+R_b*[.A149]" office:value-type="float" office:value="69.8378882404275" calcext:value-type="float">
            <text:p>69.84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50]/100" office:value-type="float" office:value="1.43" calcext:value-type="float">
            <text:p>1.43</text:p>
          </table:table-cell>
          <table:table-cell office:value-type="float" office:value="143" calcext:value-type="float">
            <text:p>143</text:p>
          </table:table-cell>
          <table:table-cell office:value-type="float" office:value="46" calcext:value-type="float">
            <text:p>46</text:p>
          </table:table-cell>
          <table:table-cell table:formula="of:=R_a+R_b*[.A150]" office:value-type="float" office:value="69.5196623650732" calcext:value-type="float">
            <text:p>69.52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51]/100" office:value-type="float" office:value="1.44" calcext:value-type="float">
            <text:p>1.44</text:p>
          </table:table-cell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table:formula="of:=R_a+R_b*[.A151]" office:value-type="float" office:value="69.2014364897189" calcext:value-type="float">
            <text:p>69.20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52]/100" office:value-type="float" office:value="1.45" calcext:value-type="float">
            <text:p>1.45</text:p>
          </table:table-cell>
          <table:table-cell office:value-type="float" office:value="145" calcext:value-type="float">
            <text:p>145</text:p>
          </table:table-cell>
          <table:table-cell office:value-type="float" office:value="44" calcext:value-type="float">
            <text:p>44</text:p>
          </table:table-cell>
          <table:table-cell table:formula="of:=R_a+R_b*[.A152]" office:value-type="float" office:value="68.8832106143647" calcext:value-type="float">
            <text:p>68.88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53]/100" office:value-type="float" office:value="1.46" calcext:value-type="float">
            <text:p>1.46</text:p>
          </table:table-cell>
          <table:table-cell office:value-type="float" office:value="146" calcext:value-type="float">
            <text:p>146</text:p>
          </table:table-cell>
          <table:table-cell office:value-type="float" office:value="43" calcext:value-type="float">
            <text:p>43</text:p>
          </table:table-cell>
          <table:table-cell table:formula="of:=R_a+R_b*[.A153]" office:value-type="float" office:value="68.5649847390104" calcext:value-type="float">
            <text:p>68.56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54]/100" office:value-type="float" office:value="1.47" calcext:value-type="float">
            <text:p>1.47</text:p>
          </table:table-cell>
          <table:table-cell office:value-type="float" office:value="147" calcext:value-type="float">
            <text:p>147</text:p>
          </table:table-cell>
          <table:table-cell office:value-type="float" office:value="42" calcext:value-type="float">
            <text:p>42</text:p>
          </table:table-cell>
          <table:table-cell table:formula="of:=R_a+R_b*[.A154]" office:value-type="float" office:value="68.2467588636561" calcext:value-type="float">
            <text:p>68.25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55]/100" office:value-type="float" office:value="1.48" calcext:value-type="float">
            <text:p>1.48</text:p>
          </table:table-cell>
          <table:table-cell office:value-type="float" office:value="148" calcext:value-type="float">
            <text:p>148</text:p>
          </table:table-cell>
          <table:table-cell office:value-type="float" office:value="41" calcext:value-type="float">
            <text:p>41</text:p>
          </table:table-cell>
          <table:table-cell table:formula="of:=R_a+R_b*[.A155]" office:value-type="float" office:value="67.9285329883019" calcext:value-type="float">
            <text:p>67.93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56]/100" office:value-type="float" office:value="1.49" calcext:value-type="float">
            <text:p>1.49</text:p>
          </table:table-cell>
          <table:table-cell office:value-type="float" office:value="149" calcext:value-type="float">
            <text:p>149</text:p>
          </table:table-cell>
          <table:table-cell office:value-type="float" office:value="40" calcext:value-type="float">
            <text:p>40</text:p>
          </table:table-cell>
          <table:table-cell table:formula="of:=R_a+R_b*[.A156]" office:value-type="float" office:value="67.6103071129476" calcext:value-type="float">
            <text:p>67.61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57]/100" office:value-type="float" office:value="1.5" calcext:value-type="float">
            <text:p>1.50</text:p>
          </table:table-cell>
          <table:table-cell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  <table:table-cell table:formula="of:=R_a+R_b*[.A157]" office:value-type="float" office:value="67.2920812375934" calcext:value-type="float">
            <text:p>67.29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58]/100" office:value-type="float" office:value="1.51" calcext:value-type="float">
            <text:p>1.51</text:p>
          </table:table-cell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table:formula="of:=R_a+R_b*[.A158]" office:value-type="float" office:value="66.9738553622391" calcext:value-type="float">
            <text:p>66.97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59]/100" office:value-type="float" office:value="1.52" calcext:value-type="float">
            <text:p>1.52</text:p>
          </table:table-cell>
          <table:table-cell office:value-type="float" office:value="152" calcext:value-type="float">
            <text:p>152</text:p>
          </table:table-cell>
          <table:table-cell office:value-type="float" office:value="37" calcext:value-type="float">
            <text:p>37</text:p>
          </table:table-cell>
          <table:table-cell table:formula="of:=R_a+R_b*[.A159]" office:value-type="float" office:value="66.6556294868848" calcext:value-type="float">
            <text:p>66.66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60]/100" office:value-type="float" office:value="1.53" calcext:value-type="float">
            <text:p>1.53</text:p>
          </table:table-cell>
          <table:table-cell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R_a+R_b*[.A160]" office:value-type="float" office:value="66.3374036115306" calcext:value-type="float">
            <text:p>66.34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61]/100" office:value-type="float" office:value="1.54" calcext:value-type="float">
            <text:p>1.54</text:p>
          </table:table-cell>
          <table:table-cell office:value-type="float" office:value="154" calcext:value-type="float">
            <text:p>154</text:p>
          </table:table-cell>
          <table:table-cell office:value-type="float" office:value="35" calcext:value-type="float">
            <text:p>35</text:p>
          </table:table-cell>
          <table:table-cell table:formula="of:=R_a+R_b*[.A161]" office:value-type="float" office:value="66.0191777361763" calcext:value-type="float">
            <text:p>66.02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62]/100" office:value-type="float" office:value="1.55" calcext:value-type="float">
            <text:p>1.55</text:p>
          </table:table-cell>
          <table:table-cell office:value-type="float" office:value="155" calcext:value-type="float">
            <text:p>155</text:p>
          </table:table-cell>
          <table:table-cell office:value-type="float" office:value="34" calcext:value-type="float">
            <text:p>34</text:p>
          </table:table-cell>
          <table:table-cell table:formula="of:=R_a+R_b*[.A162]" office:value-type="float" office:value="65.700951860822" calcext:value-type="float">
            <text:p>65.70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63]/100" office:value-type="float" office:value="1.56" calcext:value-type="float">
            <text:p>1.56</text:p>
          </table:table-cell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 table:formula="of:=R_a+R_b*[.A163]" office:value-type="float" office:value="65.3827259854678" calcext:value-type="float">
            <text:p>65.38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64]/100" office:value-type="float" office:value="1.57" calcext:value-type="float">
            <text:p>1.57</text:p>
          </table:table-cell>
          <table:table-cell office:value-type="float" office:value="157" calcext:value-type="float">
            <text:p>157</text:p>
          </table:table-cell>
          <table:table-cell office:value-type="float" office:value="31" calcext:value-type="float">
            <text:p>31</text:p>
          </table:table-cell>
          <table:table-cell table:formula="of:=R_a+R_b*[.A164]" office:value-type="float" office:value="65.0645001101135" calcext:value-type="float">
            <text:p>65.06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65]/100" office:value-type="float" office:value="1.58" calcext:value-type="float">
            <text:p>1.58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table:formula="of:=R_a+R_b*[.A165]" office:value-type="float" office:value="64.7462742347593" calcext:value-type="float">
            <text:p>64.75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66]/100" office:value-type="float" office:value="1.59" calcext:value-type="float">
            <text:p>1.59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table:formula="of:=R_a+R_b*[.A166]" office:value-type="float" office:value="64.428048359405" calcext:value-type="float">
            <text:p>64.43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67]/100" office:value-type="float" office:value="1.6" calcext:value-type="float">
            <text:p>1.6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R_a+R_b*[.A167]" office:value-type="float" office:value="64.1098224840507" calcext:value-type="float">
            <text:p>64.11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68]/100" office:value-type="float" office:value="1.61" calcext:value-type="float">
            <text:p>1.61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table:formula="of:=R_a+R_b*[.A168]" office:value-type="float" office:value="63.7915966086965" calcext:value-type="float">
            <text:p>63.79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69]/100" office:value-type="float" office:value="1.62" calcext:value-type="float">
            <text:p>1.62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table:formula="of:=R_a+R_b*[.A169]" office:value-type="float" office:value="63.4733707333422" calcext:value-type="float">
            <text:p>63.47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70]/100" office:value-type="float" office:value="1.63" calcext:value-type="float">
            <text:p>1.63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table:formula="of:=R_a+R_b*[.A170]" office:value-type="float" office:value="63.1551448579879" calcext:value-type="float">
            <text:p>63.16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71]/100" office:value-type="float" office:value="1.64" calcext:value-type="float">
            <text:p>1.64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table:formula="of:=R_a+R_b*[.A171]" office:value-type="float" office:value="62.8369189826337" calcext:value-type="float">
            <text:p>62.84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72]/100" office:value-type="float" office:value="1.65" calcext:value-type="float">
            <text:p>1.65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table:formula="of:=R_a+R_b*[.A172]" office:value-type="float" office:value="62.5186931072794" calcext:value-type="float">
            <text:p>62.52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73]/100" office:value-type="float" office:value="1.66" calcext:value-type="float">
            <text:p>1.66</text:p>
          </table:table-cell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table:formula="of:=R_a+R_b*[.A173]" office:value-type="float" office:value="62.2004672319252" calcext:value-type="float">
            <text:p>62.20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74]/100" office:value-type="float" office:value="1.67" calcext:value-type="float">
            <text:p>1.67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R_a+R_b*[.A174]" office:value-type="float" office:value="61.8822413565709" calcext:value-type="float">
            <text:p>61.88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75]/100" office:value-type="float" office:value="1.68" calcext:value-type="float">
            <text:p>1.68</text:p>
          </table:table-cell>
          <table:table-cell office:value-type="float" office:value="168" calcext:value-type="float">
            <text:p>168</text:p>
          </table:table-cell>
          <table:table-cell office:value-type="float" office:value="19" calcext:value-type="float">
            <text:p>19</text:p>
          </table:table-cell>
          <table:table-cell table:formula="of:=R_a+R_b*[.A175]" office:value-type="float" office:value="61.5640154812166" calcext:value-type="float">
            <text:p>61.56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76]/100" office:value-type="float" office:value="1.69" calcext:value-type="float">
            <text:p>1.69</text:p>
          </table:table-cell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table:formula="of:=R_a+R_b*[.A176]" office:value-type="float" office:value="61.2457896058624" calcext:value-type="float">
            <text:p>61.25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77]/100" office:value-type="float" office:value="1.7" calcext:value-type="float">
            <text:p>1.70</text:p>
          </table:table-cell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table:formula="of:=R_a+R_b*[.A177]" office:value-type="float" office:value="60.9275637305081" calcext:value-type="float">
            <text:p>60.93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78]/100" office:value-type="float" office:value="1.71" calcext:value-type="float">
            <text:p>1.71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table:formula="of:=R_a+R_b*[.A178]" office:value-type="float" office:value="60.6093378551538" calcext:value-type="float">
            <text:p>60.61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79]/100" office:value-type="float" office:value="1.72" calcext:value-type="float">
            <text:p>1.72</text:p>
          </table:table-cell>
          <table:table-cell office:value-type="float" office:value="172" calcext:value-type="float">
            <text:p>172</text:p>
          </table:table-cell>
          <table:table-cell office:value-type="float" office:value="14" calcext:value-type="float">
            <text:p>14</text:p>
          </table:table-cell>
          <table:table-cell table:formula="of:=R_a+R_b*[.A179]" office:value-type="float" office:value="60.2911119797996" calcext:value-type="float">
            <text:p>60.29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80]/100" office:value-type="float" office:value="1.73" calcext:value-type="float">
            <text:p>1.73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table:formula="of:=R_a+R_b*[.A180]" office:value-type="float" office:value="59.9728861044453" calcext:value-type="float">
            <text:p>59.97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81]/100" office:value-type="float" office:value="1.74" calcext:value-type="float">
            <text:p>1.74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table:formula="of:=R_a+R_b*[.A181]" office:value-type="float" office:value="59.6546602290911" calcext:value-type="float">
            <text:p>59.65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82]/100" office:value-type="float" office:value="1.75" calcext:value-type="float">
            <text:p>1.75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formula="of:=R_a+R_b*[.A182]" office:value-type="float" office:value="59.3364343537368" calcext:value-type="float">
            <text:p>59.34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83]/100" office:value-type="float" office:value="1.76" calcext:value-type="float">
            <text:p>1.76</text:p>
          </table:table-cell>
          <table:table-cell office:value-type="float" office:value="176" calcext:value-type="float">
            <text:p>176</text:p>
          </table:table-cell>
          <table:table-cell office:value-type="float" office:value="9" calcext:value-type="float">
            <text:p>9</text:p>
          </table:table-cell>
          <table:table-cell table:formula="of:=R_a+R_b*[.A183]" office:value-type="float" office:value="59.0182084783825" calcext:value-type="float">
            <text:p>59.02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84]/100" office:value-type="float" office:value="1.77" calcext:value-type="float">
            <text:p>1.77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table:formula="of:=R_a+R_b*[.A184]" office:value-type="float" office:value="58.6999826030283" calcext:value-type="float">
            <text:p>58.70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85]/100" office:value-type="float" office:value="1.78" calcext:value-type="float">
            <text:p>1.78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table:formula="of:=R_a+R_b*[.A185]" office:value-type="float" office:value="58.381756727674" calcext:value-type="float">
            <text:p>58.38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86]/100" office:value-type="float" office:value="1.79" calcext:value-type="float">
            <text:p>1.79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R_a+R_b*[.A186]" office:value-type="float" office:value="58.0635308523197" calcext:value-type="float">
            <text:p>58.06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87]/100" office:value-type="float" office:value="1.8" calcext:value-type="float">
            <text:p>1.80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R_a+R_b*[.A187]" office:value-type="float" office:value="57.7453049769655" calcext:value-type="float">
            <text:p>57.75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88]/100" office:value-type="float" office:value="1.81" calcext:value-type="float">
            <text:p>1.81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formula="of:=R_a+R_b*[.A188]" office:value-type="float" office:value="57.4270791016112" calcext:value-type="float">
            <text:p>57.43</text:p>
          </table:table-cell>
          <table:table-cell/>
          <table:table-cell table:style-name="Default" table:number-columns-repeated="16379"/>
        </table:table-row>
        <table:table-row table:style-name="ro1">
          <table:table-cell table:formula="of:=[.B189]/100" office:value-type="float" office:value="1.82" calcext:value-type="float">
            <text:p>1.82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formula="of:=R_a+R_b*[.A189]" office:value-type="float" office:value="57.1088532262569" calcext:value-type="float">
            <text:p>57.11</text:p>
          </table:table-cell>
          <table:table-cell/>
          <table:table-cell table:style-name="Default" table:number-columns-repeated="16379"/>
        </table:table-row>
        <table:table-row table:style-name="ro1" table:number-rows-repeated="1048386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named-expressions>
        <table:named-range table:name="R_a" table:base-cell-address="$spo2_cal_20260323_005943.$B$33" table:cell-range-address="$spo2_cal_20260323_005943.$B$33"/>
        <table:named-range table:name="R_b" table:base-cell-address="$spo2_cal_20260323_005943.$B$33" table:cell-range-address="$spo2_cal_20260323_005943.$B$34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5" number:min-decimal-places="5" number:min-integer-digits="1" number:grouping="true"/>
    </number:number-style>
    <number:number-style style:name="N146">
      <number:number number:decimal-places="6" number:min-decimal-places="6" number:min-integer-digits="1" number:grouping="true"/>
    </number:number-style>
    <number:number-style style:name="N14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4-20T11:57:32.344802700</dc:date>
    <meta:editing-duration>PT1H5M19S</meta:editing-duration>
    <meta:editing-cycles>2</meta:editing-cycles>
    <meta:generator>LibreOffice/25.8.5.2$Windows_X86_64 LibreOffice_project/9c8b85f387cc00a89945a79c9e6239f32e450ac2</meta:generator>
    <meta:document-statistic meta:table-count="2" meta:cell-count="102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13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3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82cm" svg:y="3.703cm" style:legend-expansion="high" chart:style-name="ch2"/>
        <chart:plot-area chart:style-name="ch3" svg:x="0.32cm" svg:y="0.18cm" svg:width="10.542cm" svg:height="8.64cm">
          <chart:coordinate-region svg:x="2.061cm" svg:y="0.379cm" svg:width="8.66cm" svg:height="7.1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o2_cal_20260323_005943.H11:spo2_cal_20260323_005943.H29" chart:label-cell-address="spo2_cal_20260323_005943.H10:spo2_cal_20260323_005943.H10" chart:class="chart:scatter">
            <chart:domain table:cell-range-address="spo2_cal_20260323_005943.G11:spo2_cal_20260323_005943.G29"/>
            <chart:regression-curve chart:style-name="ch8">
              <chart:equation chart:display-equation="true" chart:display-r-square="true"/>
            </chart:regression-curve>
            <chart:regression-curve chart:style-name="ch9">
              <chart:equation chart:display-equation="true" chart:display-r-square="true" svg:x="3.218cm" svg:y="5.61cm"/>
            </chart:regression-curve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po2_ref</text:p>
                <draw:g>
                  <svg:desc>spo2_cal_20260323_005943.H10:spo2_cal_20260323_005943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">
                <text:p>0.46</text:p>
                <draw:g>
                  <svg:desc>spo2_cal_20260323_005943.G11:spo2_cal_20260323_005943.G29</svg:desc>
                </draw:g>
              </table:table-cell>
              <table:table-cell office:value-type="float" office:value="100">
                <text:p>100</text:p>
                <draw:g>
                  <svg:desc>spo2_cal_20260323_005943.H11:spo2_cal_20260323_005943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">
                <text:p>0.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6215">
                <text:p>0.456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9044">
                <text:p>0.5390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564">
                <text:p>0.545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6215">
                <text:p>0.5462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6255">
                <text:p>0.6062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5538">
                <text:p>0.6055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">
                <text:p>0.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">
                <text:p>0.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5936">
                <text:p>0.6559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">
                <text:p>0.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6693">
                <text:p>0.7266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9681">
                <text:p>0.72968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9801">
                <text:p>0.7298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444">
                <text:p>0.774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7444">
                <text:p>0.774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8088">
                <text:p>0.7780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584">
                <text:p>0.77584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5.2$Windows_X86_64 LibreOffice_project/9c8b85f387cc00a89945a79c9e6239f32e450ac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78cm" svg:height="12.251cm" xlink:href=".." xlink:type="simple" chart:class="chart:scatter" chart:style-name="ch1">
        <chart:legend chart:legend-position="end" svg:x="17.075cm" svg:y="5.577cm" style:legend-expansion="high" chart:style-name="ch2"/>
        <chart:plot-area chart:style-name="ch3" svg:x="0.435cm" svg:y="0.245cm" svg:width="16.205cm" svg:height="11.761cm">
          <chart:coordinate-region svg:x="1.282cm" svg:y="0.444cm" svg:width="15.058cm" svg:height="10.9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OTOCENTRAL.C7:PROTOCENTRAL.C189" chart:label-cell-address="PROTOCENTRAL.C6:PROTOCENTRAL.C6" chart:class="chart:scatter">
            <chart:domain table:cell-range-address="PROTOCENTRAL.B7:PROTOCENTRAL.B189"/>
            <chart:data-point chart:repeated="183"/>
          </chart:series>
          <chart:series chart:style-name="ch8" chart:values-cell-range-address="PROTOCENTRAL.D7:PROTOCENTRAL.D189" chart:label-cell-address="PROTOCENTRAL.D6:PROTOCENTRAL.D6" chart:class="chart:scatter">
            <chart:data-point chart:repeated="18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O2 PROTOCENTRAL</text:p>
                <draw:g>
                  <svg:desc>PROTOCENTRAL.C6:PROTOCENTRAL.C6</svg:desc>
                </draw:g>
              </table:table-cell>
              <table:table-cell office:value-type="string">
                <text:p>SpO2 MOW</text:p>
                <draw:g>
                  <svg:desc>PROTOCENTRAL.D6:PROTOCENTRAL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OTOCENTRAL.B7:PROTOCENTRAL.B189</svg:desc>
                </draw:g>
              </table:table-cell>
              <table:table-cell office:value-type="float" office:value="95">
                <text:p>95</text:p>
                <draw:g>
                  <svg:desc>PROTOCENTRAL.C7:PROTOCENTRAL.C189</svg:desc>
                </draw:g>
              </table:table-cell>
              <table:table-cell office:value-type="float" office:value="115.025962540733">
                <text:p>115.025962540733</text:p>
                <draw:g>
                  <svg:desc>PROTOCENTRAL.D7:PROTOCENTRAL.D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114.707736665379">
                <text:p>114.707736665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114.389510790024">
                <text:p>114.389510790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114.07128491467">
                <text:p>114.07128491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113.753059039316">
                <text:p>113.753059039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6">
                <text:p>96</text:p>
              </table:table-cell>
              <table:table-cell office:value-type="float" office:value="113.434833163961">
                <text:p>113.434833163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113.116607288607">
                <text:p>113.116607288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7">
                <text:p>97</text:p>
              </table:table-cell>
              <table:table-cell office:value-type="float" office:value="112.798381413253">
                <text:p>112.7983814132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112.480155537899">
                <text:p>112.4801555378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7">
                <text:p>97</text:p>
              </table:table-cell>
              <table:table-cell office:value-type="float" office:value="112.161929662544">
                <text:p>112.161929662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111.84370378719">
                <text:p>111.843703787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8">
                <text:p>98</text:p>
              </table:table-cell>
              <table:table-cell office:value-type="float" office:value="111.525477911836">
                <text:p>111.525477911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8">
                <text:p>98</text:p>
              </table:table-cell>
              <table:table-cell office:value-type="float" office:value="111.207252036482">
                <text:p>111.207252036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8">
                <text:p>98</text:p>
              </table:table-cell>
              <table:table-cell office:value-type="float" office:value="110.889026161127">
                <text:p>110.889026161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110.570800285773">
                <text:p>110.57080028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8">
                <text:p>98</text:p>
              </table:table-cell>
              <table:table-cell office:value-type="float" office:value="110.252574410419">
                <text:p>110.252574410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109.934348535065">
                <text:p>109.934348535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109.61612265971">
                <text:p>109.616122659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109.297896784356">
                <text:p>109.297896784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108.979670909002">
                <text:p>108.979670909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108.661445033648">
                <text:p>108.6614450336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9">
                <text:p>99</text:p>
              </table:table-cell>
              <table:table-cell office:value-type="float" office:value="108.343219158293">
                <text:p>108.343219158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108.024993282939">
                <text:p>108.0249932829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107.706767407585">
                <text:p>107.7067674075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07.38854153223">
                <text:p>107.388541532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7.070315656876">
                <text:p>107.070315656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06.752089781522">
                <text:p>106.7520897815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106.433863906168">
                <text:p>106.4338639061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106.115638030813">
                <text:p>106.115638030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05.797412155459">
                <text:p>105.797412155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105.479186280105">
                <text:p>105.479186280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105.160960404751">
                <text:p>105.1609604047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104.842734529396">
                <text:p>104.8427345293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104.524508654042">
                <text:p>104.5245086540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104.206282778688">
                <text:p>104.2062827786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103.888056903334">
                <text:p>103.888056903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103.569831027979">
                <text:p>103.5698310279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103.251605152625">
                <text:p>103.251605152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102.933379277271">
                <text:p>102.933379277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102.615153401917">
                <text:p>102.6151534019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102.296927526562">
                <text:p>102.296927526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101.978701651208">
                <text:p>101.9787016512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101.660475775854">
                <text:p>101.6604757758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101.342249900499">
                <text:p>101.3422499004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9">
                <text:p>99</text:p>
              </table:table-cell>
              <table:table-cell office:value-type="float" office:value="101.024024025145">
                <text:p>101.024024025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100.705798149791">
                <text:p>100.7057981497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99">
                <text:p>99</text:p>
              </table:table-cell>
              <table:table-cell office:value-type="float" office:value="100.387572274437">
                <text:p>100.387572274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9">
                <text:p>99</text:p>
              </table:table-cell>
              <table:table-cell office:value-type="float" office:value="100.069346399082">
                <text:p>100.0693463990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9">
                <text:p>99</text:p>
              </table:table-cell>
              <table:table-cell office:value-type="float" office:value="99.7511205237282">
                <text:p>99.75112052372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99.4328946483739">
                <text:p>99.43289464837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99.1146687730196">
                <text:p>99.11466877301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99">
                <text:p>99</text:p>
              </table:table-cell>
              <table:table-cell office:value-type="float" office:value="98.7964428976654">
                <text:p>98.7964428976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8">
                <text:p>98</text:p>
              </table:table-cell>
              <table:table-cell office:value-type="float" office:value="98.4782170223111">
                <text:p>98.4782170223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8">
                <text:p>98</text:p>
              </table:table-cell>
              <table:table-cell office:value-type="float" office:value="98.1599911469569">
                <text:p>98.15999114695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97.8417652716026">
                <text:p>97.8417652716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97.5235393962483">
                <text:p>97.52353939624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98">
                <text:p>98</text:p>
              </table:table-cell>
              <table:table-cell office:value-type="float" office:value="97.2053135208941">
                <text:p>97.2053135208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98">
                <text:p>98</text:p>
              </table:table-cell>
              <table:table-cell office:value-type="float" office:value="96.8870876455398">
                <text:p>96.88708764553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7">
                <text:p>97</text:p>
              </table:table-cell>
              <table:table-cell office:value-type="float" office:value="96.5688617701856">
                <text:p>96.56886177018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7">
                <text:p>97</text:p>
              </table:table-cell>
              <table:table-cell office:value-type="float" office:value="96.2506358948313">
                <text:p>96.25063589483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7">
                <text:p>97</text:p>
              </table:table-cell>
              <table:table-cell office:value-type="float" office:value="95.932410019477">
                <text:p>95.9324100194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7">
                <text:p>97</text:p>
              </table:table-cell>
              <table:table-cell office:value-type="float" office:value="95.6141841441228">
                <text:p>95.61418414412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6">
                <text:p>96</text:p>
              </table:table-cell>
              <table:table-cell office:value-type="float" office:value="95.2959582687685">
                <text:p>95.2959582687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6">
                <text:p>96</text:p>
              </table:table-cell>
              <table:table-cell office:value-type="float" office:value="94.9777323934142">
                <text:p>94.97773239341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94.65950651806">
                <text:p>94.65950651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96">
                <text:p>96</text:p>
              </table:table-cell>
              <table:table-cell office:value-type="float" office:value="94.3412806427057">
                <text:p>94.34128064270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95">
                <text:p>95</text:p>
              </table:table-cell>
              <table:table-cell office:value-type="float" office:value="94.0230547673514">
                <text:p>94.02305476735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95">
                <text:p>95</text:p>
              </table:table-cell>
              <table:table-cell office:value-type="float" office:value="93.7048288919972">
                <text:p>93.70482889199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95">
                <text:p>95</text:p>
              </table:table-cell>
              <table:table-cell office:value-type="float" office:value="93.3866030166429">
                <text:p>93.38660301664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4">
                <text:p>94</text:p>
              </table:table-cell>
              <table:table-cell office:value-type="float" office:value="93.0683771412887">
                <text:p>93.06837714128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4">
                <text:p>94</text:p>
              </table:table-cell>
              <table:table-cell office:value-type="float" office:value="92.7501512659344">
                <text:p>92.75015126593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4">
                <text:p>94</text:p>
              </table:table-cell>
              <table:table-cell office:value-type="float" office:value="92.4319253905801">
                <text:p>92.4319253905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3">
                <text:p>93</text:p>
              </table:table-cell>
              <table:table-cell office:value-type="float" office:value="92.1136995152259">
                <text:p>92.11369951522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3">
                <text:p>93</text:p>
              </table:table-cell>
              <table:table-cell office:value-type="float" office:value="91.7954736398716">
                <text:p>91.79547363987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3">
                <text:p>93</text:p>
              </table:table-cell>
              <table:table-cell office:value-type="float" office:value="91.4772477645173">
                <text:p>91.47724776451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2">
                <text:p>92</text:p>
              </table:table-cell>
              <table:table-cell office:value-type="float" office:value="91.1590218891631">
                <text:p>91.15902188916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2">
                <text:p>92</text:p>
              </table:table-cell>
              <table:table-cell office:value-type="float" office:value="90.8407960138088">
                <text:p>90.84079601380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90.5225701384545">
                <text:p>90.52257013845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1">
                <text:p>91</text:p>
              </table:table-cell>
              <table:table-cell office:value-type="float" office:value="90.2043442631003">
                <text:p>90.2043442631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1">
                <text:p>91</text:p>
              </table:table-cell>
              <table:table-cell office:value-type="float" office:value="89.886118387746">
                <text:p>89.8861183877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89.5678925123918">
                <text:p>89.56789251239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89.2496666370375">
                <text:p>89.2496666370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88.9314407616832">
                <text:p>88.93144076168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88.613214886329">
                <text:p>88.6132148863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88.2949890109747">
                <text:p>88.29498901097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87.9767631356204">
                <text:p>87.97676313562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7.6585372602662">
                <text:p>87.65853726026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.3403113849119">
                <text:p>87.34031138491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7.0220855095577">
                <text:p>87.02208550955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86.7038596342034">
                <text:p>86.70385963420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6.3856337588491">
                <text:p>86.38563375884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86.0674078834949">
                <text:p>86.06740788349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85">
                <text:p>85</text:p>
              </table:table-cell>
              <table:table-cell office:value-type="float" office:value="85.7491820081406">
                <text:p>85.74918200814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84">
                <text:p>84</text:p>
              </table:table-cell>
              <table:table-cell office:value-type="float" office:value="85.4309561327863">
                <text:p>85.43095613278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4">
                <text:p>84</text:p>
              </table:table-cell>
              <table:table-cell office:value-type="float" office:value="85.1127302574321">
                <text:p>85.11273025743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83">
                <text:p>83</text:p>
              </table:table-cell>
              <table:table-cell office:value-type="float" office:value="84.7945043820778">
                <text:p>84.79450438207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82">
                <text:p>82</text:p>
              </table:table-cell>
              <table:table-cell office:value-type="float" office:value="84.4762785067236">
                <text:p>84.47627850672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82">
                <text:p>82</text:p>
              </table:table-cell>
              <table:table-cell office:value-type="float" office:value="84.1580526313693">
                <text:p>84.15805263136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83.839826756015">
                <text:p>83.839826756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1">
                <text:p>81</text:p>
              </table:table-cell>
              <table:table-cell office:value-type="float" office:value="83.5216008806608">
                <text:p>83.52160088066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83.2033750053065">
                <text:p>83.20337500530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82.8851491299522">
                <text:p>82.88514912995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79">
                <text:p>79</text:p>
              </table:table-cell>
              <table:table-cell office:value-type="float" office:value="82.566923254598">
                <text:p>82.5669232545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78">
                <text:p>78</text:p>
              </table:table-cell>
              <table:table-cell office:value-type="float" office:value="82.2486973792437">
                <text:p>82.24869737924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78">
                <text:p>78</text:p>
              </table:table-cell>
              <table:table-cell office:value-type="float" office:value="81.9304715038895">
                <text:p>81.93047150388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77">
                <text:p>77</text:p>
              </table:table-cell>
              <table:table-cell office:value-type="float" office:value="81.6122456285352">
                <text:p>81.61224562853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76">
                <text:p>76</text:p>
              </table:table-cell>
              <table:table-cell office:value-type="float" office:value="81.2940197531809">
                <text:p>81.29401975318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6">
                <text:p>76</text:p>
              </table:table-cell>
              <table:table-cell office:value-type="float" office:value="80.9757938778267">
                <text:p>80.97579387782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75">
                <text:p>75</text:p>
              </table:table-cell>
              <table:table-cell office:value-type="float" office:value="80.6575680024724">
                <text:p>80.65756800247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74">
                <text:p>74</text:p>
              </table:table-cell>
              <table:table-cell office:value-type="float" office:value="80.3393421271181">
                <text:p>80.33934212711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74">
                <text:p>74</text:p>
              </table:table-cell>
              <table:table-cell office:value-type="float" office:value="80.0211162517639">
                <text:p>80.02111625176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73">
                <text:p>73</text:p>
              </table:table-cell>
              <table:table-cell office:value-type="float" office:value="79.7028903764096">
                <text:p>79.7028903764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72">
                <text:p>72</text:p>
              </table:table-cell>
              <table:table-cell office:value-type="float" office:value="79.3846645010553">
                <text:p>79.38466450105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72">
                <text:p>72</text:p>
              </table:table-cell>
              <table:table-cell office:value-type="float" office:value="79.0664386257011">
                <text:p>79.06643862570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1">
                <text:p>71</text:p>
              </table:table-cell>
              <table:table-cell office:value-type="float" office:value="78.7482127503468">
                <text:p>78.74821275034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0">
                <text:p>70</text:p>
              </table:table-cell>
              <table:table-cell office:value-type="float" office:value="78.4299868749926">
                <text:p>78.42998687499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69">
                <text:p>69</text:p>
              </table:table-cell>
              <table:table-cell office:value-type="float" office:value="78.1117609996383">
                <text:p>78.11176099963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69">
                <text:p>69</text:p>
              </table:table-cell>
              <table:table-cell office:value-type="float" office:value="77.793535124284">
                <text:p>77.7935351242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68">
                <text:p>68</text:p>
              </table:table-cell>
              <table:table-cell office:value-type="float" office:value="77.4753092489298">
                <text:p>77.47530924892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67">
                <text:p>67</text:p>
              </table:table-cell>
              <table:table-cell office:value-type="float" office:value="77.1570833735755">
                <text:p>77.15708337357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66">
                <text:p>66</text:p>
              </table:table-cell>
              <table:table-cell office:value-type="float" office:value="76.8388574982212">
                <text:p>76.83885749822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66">
                <text:p>66</text:p>
              </table:table-cell>
              <table:table-cell office:value-type="float" office:value="76.520631622867">
                <text:p>76.5206316228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65">
                <text:p>65</text:p>
              </table:table-cell>
              <table:table-cell office:value-type="float" office:value="76.2024057475127">
                <text:p>76.20240574751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64">
                <text:p>64</text:p>
              </table:table-cell>
              <table:table-cell office:value-type="float" office:value="75.8841798721585">
                <text:p>75.88417987215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63">
                <text:p>63</text:p>
              </table:table-cell>
              <table:table-cell office:value-type="float" office:value="75.5659539968042">
                <text:p>75.56595399680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62">
                <text:p>62</text:p>
              </table:table-cell>
              <table:table-cell office:value-type="float" office:value="75.2477281214499">
                <text:p>75.24772812144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62">
                <text:p>62</text:p>
              </table:table-cell>
              <table:table-cell office:value-type="float" office:value="74.9295022460957">
                <text:p>74.92950224609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61">
                <text:p>61</text:p>
              </table:table-cell>
              <table:table-cell office:value-type="float" office:value="74.6112763707414">
                <text:p>74.61127637074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60">
                <text:p>60</text:p>
              </table:table-cell>
              <table:table-cell office:value-type="float" office:value="74.2930504953872">
                <text:p>74.29305049538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59">
                <text:p>59</text:p>
              </table:table-cell>
              <table:table-cell office:value-type="float" office:value="73.9748246200329">
                <text:p>73.97482462003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58">
                <text:p>58</text:p>
              </table:table-cell>
              <table:table-cell office:value-type="float" office:value="73.6565987446786">
                <text:p>73.65659874467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57">
                <text:p>57</text:p>
              </table:table-cell>
              <table:table-cell office:value-type="float" office:value="73.3383728693244">
                <text:p>73.33837286932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56">
                <text:p>56</text:p>
              </table:table-cell>
              <table:table-cell office:value-type="float" office:value="73.0201469939701">
                <text:p>73.02014699397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56">
                <text:p>56</text:p>
              </table:table-cell>
              <table:table-cell office:value-type="float" office:value="72.7019211186158">
                <text:p>72.70192111861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55">
                <text:p>55</text:p>
              </table:table-cell>
              <table:table-cell office:value-type="float" office:value="72.3836952432616">
                <text:p>72.38369524326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54">
                <text:p>54</text:p>
              </table:table-cell>
              <table:table-cell office:value-type="float" office:value="72.0654693679073">
                <text:p>72.06546936790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53">
                <text:p>53</text:p>
              </table:table-cell>
              <table:table-cell office:value-type="float" office:value="71.747243492553">
                <text:p>71.7472434925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52">
                <text:p>52</text:p>
              </table:table-cell>
              <table:table-cell office:value-type="float" office:value="71.4290176171988">
                <text:p>71.42901761719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51">
                <text:p>51</text:p>
              </table:table-cell>
              <table:table-cell office:value-type="float" office:value="71.1107917418445">
                <text:p>71.11079174184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50">
                <text:p>50</text:p>
              </table:table-cell>
              <table:table-cell office:value-type="float" office:value="70.7925658664903">
                <text:p>70.79256586649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9">
                <text:p>49</text:p>
              </table:table-cell>
              <table:table-cell office:value-type="float" office:value="70.474339991136">
                <text:p>70.4743399911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8">
                <text:p>48</text:p>
              </table:table-cell>
              <table:table-cell office:value-type="float" office:value="70.1561141157817">
                <text:p>70.15611411578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7">
                <text:p>47</text:p>
              </table:table-cell>
              <table:table-cell office:value-type="float" office:value="69.8378882404275">
                <text:p>69.83788824042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6">
                <text:p>46</text:p>
              </table:table-cell>
              <table:table-cell office:value-type="float" office:value="69.5196623650732">
                <text:p>69.51966236507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5">
                <text:p>45</text:p>
              </table:table-cell>
              <table:table-cell office:value-type="float" office:value="69.2014364897189">
                <text:p>69.20143648971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68.8832106143647">
                <text:p>68.88321061436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3">
                <text:p>43</text:p>
              </table:table-cell>
              <table:table-cell office:value-type="float" office:value="68.5649847390104">
                <text:p>68.56498473901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2">
                <text:p>42</text:p>
              </table:table-cell>
              <table:table-cell office:value-type="float" office:value="68.2467588636561">
                <text:p>68.24675886365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1">
                <text:p>41</text:p>
              </table:table-cell>
              <table:table-cell office:value-type="float" office:value="67.9285329883019">
                <text:p>67.92853298830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0">
                <text:p>40</text:p>
              </table:table-cell>
              <table:table-cell office:value-type="float" office:value="67.6103071129476">
                <text:p>67.61030711294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9">
                <text:p>39</text:p>
              </table:table-cell>
              <table:table-cell office:value-type="float" office:value="67.2920812375934">
                <text:p>67.29208123759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8">
                <text:p>38</text:p>
              </table:table-cell>
              <table:table-cell office:value-type="float" office:value="66.9738553622391">
                <text:p>66.97385536223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37">
                <text:p>37</text:p>
              </table:table-cell>
              <table:table-cell office:value-type="float" office:value="66.6556294868848">
                <text:p>66.65562948688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6">
                <text:p>36</text:p>
              </table:table-cell>
              <table:table-cell office:value-type="float" office:value="66.3374036115306">
                <text:p>66.33740361153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35">
                <text:p>35</text:p>
              </table:table-cell>
              <table:table-cell office:value-type="float" office:value="66.0191777361763">
                <text:p>66.01917773617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4">
                <text:p>34</text:p>
              </table:table-cell>
              <table:table-cell office:value-type="float" office:value="65.700951860822">
                <text:p>65.7009518608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3">
                <text:p>33</text:p>
              </table:table-cell>
              <table:table-cell office:value-type="float" office:value="65.3827259854678">
                <text:p>65.38272598546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1">
                <text:p>31</text:p>
              </table:table-cell>
              <table:table-cell office:value-type="float" office:value="65.0645001101135">
                <text:p>65.06450011011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0">
                <text:p>30</text:p>
              </table:table-cell>
              <table:table-cell office:value-type="float" office:value="64.7462742347593">
                <text:p>64.74627423475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9">
                <text:p>29</text:p>
              </table:table-cell>
              <table:table-cell office:value-type="float" office:value="64.428048359405">
                <text:p>64.4280483594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8">
                <text:p>28</text:p>
              </table:table-cell>
              <table:table-cell office:value-type="float" office:value="64.1098224840507">
                <text:p>64.10982248405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7">
                <text:p>27</text:p>
              </table:table-cell>
              <table:table-cell office:value-type="float" office:value="63.7915966086965">
                <text:p>63.79159660869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6">
                <text:p>26</text:p>
              </table:table-cell>
              <table:table-cell office:value-type="float" office:value="63.4733707333422">
                <text:p>63.47337073334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5">
                <text:p>25</text:p>
              </table:table-cell>
              <table:table-cell office:value-type="float" office:value="63.1551448579879">
                <text:p>63.15514485798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3">
                <text:p>23</text:p>
              </table:table-cell>
              <table:table-cell office:value-type="float" office:value="62.8369189826337">
                <text:p>62.83691898263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2">
                <text:p>22</text:p>
              </table:table-cell>
              <table:table-cell office:value-type="float" office:value="62.5186931072794">
                <text:p>62.51869310727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1">
                <text:p>21</text:p>
              </table:table-cell>
              <table:table-cell office:value-type="float" office:value="62.2004672319252">
                <text:p>62.20046723192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0">
                <text:p>20</text:p>
              </table:table-cell>
              <table:table-cell office:value-type="float" office:value="61.8822413565709">
                <text:p>61.88224135657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9">
                <text:p>19</text:p>
              </table:table-cell>
              <table:table-cell office:value-type="float" office:value="61.5640154812166">
                <text:p>61.56401548121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7">
                <text:p>17</text:p>
              </table:table-cell>
              <table:table-cell office:value-type="float" office:value="61.2457896058624">
                <text:p>61.24578960586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6">
                <text:p>16</text:p>
              </table:table-cell>
              <table:table-cell office:value-type="float" office:value="60.9275637305081">
                <text:p>60.92756373050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5">
                <text:p>15</text:p>
              </table:table-cell>
              <table:table-cell office:value-type="float" office:value="60.6093378551538">
                <text:p>60.60933785515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4">
                <text:p>14</text:p>
              </table:table-cell>
              <table:table-cell office:value-type="float" office:value="60.2911119797996">
                <text:p>60.29111197979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59.9728861044453">
                <text:p>59.97288610444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1">
                <text:p>11</text:p>
              </table:table-cell>
              <table:table-cell office:value-type="float" office:value="59.6546602290911">
                <text:p>59.65466022909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0">
                <text:p>10</text:p>
              </table:table-cell>
              <table:table-cell office:value-type="float" office:value="59.3364343537368">
                <text:p>59.33643435373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9">
                <text:p>9</text:p>
              </table:table-cell>
              <table:table-cell office:value-type="float" office:value="59.0182084783825">
                <text:p>59.01820847838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7">
                <text:p>7</text:p>
              </table:table-cell>
              <table:table-cell office:value-type="float" office:value="58.6999826030283">
                <text:p>58.69998260302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6">
                <text:p>6</text:p>
              </table:table-cell>
              <table:table-cell office:value-type="float" office:value="58.381756727674">
                <text:p>58.3817567276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58.0635308523197">
                <text:p>58.06353085231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57.7453049769655">
                <text:p>57.74530497696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57.4270791016112">
                <text:p>57.42707910161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57.1088532262569">
                <text:p>57.10885322625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5.2$Windows_X86_64 LibreOffice_project/9c8b85f387cc00a89945a79c9e6239f32e450ac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63cm" svg:y="4.201cm" style:legend-expansion="high" chart:style-name="ch2"/>
        <chart:plot-area chart:style-name="ch3" svg:x="0.32cm" svg:y="0.18cm" svg:width="12.323cm" svg:height="8.64cm">
          <chart:coordinate-region svg:x="1.186cm" svg:y="0.379cm" svg:width="11.4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OTOCENTRAL.E47:PROTOCENTRAL.E107" chart:label-cell-address="PROTOCENTRAL.E46:PROTOCENTRAL.E46" chart:class="chart:ba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PROTOCENTRAL.E46:PROTOCENTRAL.E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OTOCENTRAL.E47:PROTOCENTRAL.E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51120523728176">
                <text:p>-0.751120523728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32894648373917">
                <text:p>-0.432894648373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14668773019645">
                <text:p>-0.114668773019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3557102334614">
                <text:p>0.2035571023346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78217022311128">
                <text:p>-0.478217022311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9991146956855">
                <text:p>-0.1599911469568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8234728397403">
                <text:p>0.158234728397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6460603751661">
                <text:p>0.476460603751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4686479105934">
                <text:p>0.7946864791059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1291235446019">
                <text:p>1.11291235446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1138229814451">
                <text:p>0.431138229814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49364105168723">
                <text:p>0.749364105168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6758998052298">
                <text:p>1.06758998052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8581585587724">
                <text:p>1.38581585587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4041731231513">
                <text:p>0.7040417312315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2226760658577">
                <text:p>1.02226760658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4049348194003">
                <text:p>1.34049348194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587193572943">
                <text:p>1.6587193572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6945232648561">
                <text:p>0.9769452326485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9517110800282">
                <text:p>1.295171108002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1339698335709">
                <text:p>1.613396983357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162285871135">
                <text:p>0.931622858711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4984873406561">
                <text:p>1.249848734065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6807460941988">
                <text:p>1.56807460941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86300484774139">
                <text:p>0.886300484774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045263601284">
                <text:p>1.20452636012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2275223548267">
                <text:p>1.52275223548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0978110836929">
                <text:p>0.8409781108369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5920398619119">
                <text:p>1.159203986191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7742986154546">
                <text:p>1.477429861545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95655736899718">
                <text:p>0.7956557368997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1388161225398">
                <text:p>1.113881612253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32107487608249">
                <text:p>0.432107487608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50333362962508">
                <text:p>0.750333362962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85592383167659">
                <text:p>0.06855923831676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6785113671024">
                <text:p>0.386785113671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05010989025283">
                <text:p>0.7050109890252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32368643795553">
                <text:p>0.02323686437955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41462739733814">
                <text:p>0.3414627397338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40311384911928">
                <text:p>-0.3403113849119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20855095576553">
                <text:p>-0.02208550955765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03859634203397">
                <text:p>-0.7038596342033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85633758849139">
                <text:p>-0.385633758849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06740788349487">
                <text:p>-1.067407883494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749182008140608">
                <text:p>-0.749182008140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43095613278634">
                <text:p>-1.430956132786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11273025743208">
                <text:p>-1.11273025743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79450438207782">
                <text:p>-1.794504382077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47627850672356">
                <text:p>-2.476278506723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5805263136929">
                <text:p>-2.158052631369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83982675601503">
                <text:p>-2.839826756015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52160088066077">
                <text:p>-2.521600880660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2033750053065">
                <text:p>-3.20337500530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5.2$Windows_X86_64 LibreOffice_project/9c8b85f387cc00a89945a79c9e6239f32e450ac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